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mi10" svg:font-family="cmmi10"/>
    <style:font-face style:name="TakaoPGothic2" svg:font-family="TakaoPGothic" style:font-family-generic="swiss"/>
    <style:font-face style:name="cmmi101" svg:font-family="cmmi10" style:font-pitch="variable"/>
    <style:font-face style:name="cmr10" svg:font-family="cmr10" style:font-pitch="variable"/>
    <style:font-face style:name="Bitstream Charter" svg:font-family="'Bitstream Charter'" style:font-family-generic="roman" style:font-pitch="variable"/>
    <style:font-face style:name="TakaoPMincho" svg:font-family="TakaoPMincho" style:font-family-generic="roman" style:font-pitch="variable"/>
    <style:font-face style:name="TakaoGothic" svg:font-family="TakaoGothic" style:font-family-generic="swiss" style:font-pitch="variable"/>
    <style:font-face style:name="TakaoPGothic" svg:font-family="TakaoPGothic" style:font-family-generic="swiss" style:font-pitch="variable"/>
    <style:font-face style:name="TakaoPGothic1" svg:font-family="TakaoPGothic" style:font-adornments="標準" style:font-family-generic="swiss" style:font-pitch="variable"/>
    <style:font-face style:name="Lohit Hindi" svg:font-family="'Lohit Hindi'" style:font-family-generic="system" style:font-pitch="variable"/>
    <style:font-face style:name="TakaoPGothic3" svg:font-family="TakaoPGothic" style:font-family-generic="system" style:font-pitch="variable"/>
  </office:font-face-decls>
  <office:automatic-styles>
    <style:style style:name="P1" style:family="paragraph" style:parent-style-name="Standard">
      <style:text-properties style:font-name="TakaoPGothic" style:font-name-asian="TakaoPGothic"/>
    </style:style>
    <style:style style:name="P2" style:family="paragraph" style:parent-style-name="Standard">
      <style:paragraph-properties fo:text-align="center" style:justify-single-word="false"/>
      <style:text-properties style:font-name="TakaoPGothic" style:font-name-asian="TakaoPGothic"/>
    </style:style>
    <style:style style:name="P3" style:family="paragraph" style:parent-style-name="Standard">
      <style:paragraph-properties fo:text-align="start" style:justify-single-word="false"/>
      <style:text-properties style:font-name="TakaoPGothic" style:font-name-asian="TakaoPGothic"/>
    </style:style>
    <style:style style:name="P4" style:family="paragraph" style:parent-style-name="Standard">
      <style:paragraph-properties fo:text-align="center" style:justify-single-word="false"/>
      <style:text-properties style:font-name="TakaoPGothic" fo:font-size="24pt" style:font-name-asian="TakaoPGothic" style:font-size-asian="24pt" style:font-size-complex="24p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style:font-name="TakaoGothic"/>
    </style:style>
    <style:style style:name="P8" style:family="paragraph" style:parent-style-name="Standard">
      <style:text-properties style:font-name="TakaoGothic" style:font-name-asian="TakaoGothic"/>
    </style:style>
    <style:style style:name="P9" style:family="paragraph" style:parent-style-name="Standard">
      <style:paragraph-properties fo:text-align="start" style:justify-single-word="false"/>
      <style:text-properties style:font-name="TakaoGothic" style:font-name-asian="TakaoGothic"/>
    </style:style>
    <style:style style:name="P10" style:family="paragraph" style:parent-style-name="Standard">
      <style:text-properties style:font-name-asian="TakaoPGothic"/>
    </style:style>
    <style:style style:name="P11" style:family="paragraph" style:parent-style-name="Standard">
      <style:paragraph-properties fo:text-align="start" style:justify-single-word="false"/>
    </style:style>
    <style:style style:name="P12" style:family="paragraph" style:parent-style-name="Standard">
      <style:text-properties fo:font-size="18pt" style:font-size-asian="18pt" style:font-size-complex="18pt"/>
    </style:style>
    <style:style style:name="P13" style:family="paragraph" style:parent-style-name="Standard">
      <style:paragraph-properties fo:margin-left="1.617cm" fo:margin-right="0cm" fo:text-indent="-1.642cm" style:auto-text-indent="false">
        <style:tab-stops/>
      </style:paragraph-properties>
      <style:text-properties style:font-name="TakaoPGothic" style:font-name-asian="TakaoPGothic"/>
    </style:style>
    <style:style style:name="P14" style:family="paragraph" style:parent-style-name="Standard">
      <style:paragraph-properties fo:margin-left="1.617cm" fo:margin-right="0cm" fo:text-indent="-1.642cm" style:auto-text-indent="false">
        <style:tab-stops/>
      </style:paragraph-properties>
      <style:text-properties style:font-name="TakaoPGothic" style:font-name-asian="TakaoPGothic"/>
    </style:style>
    <style:style style:name="P15" style:family="paragraph" style:parent-style-name="Standard">
      <style:paragraph-properties fo:margin-left="0.025cm" fo:margin-right="0cm" fo:text-indent="0.025cm" style:auto-text-indent="false">
        <style:tab-stops/>
      </style:paragraph-properties>
      <style:text-properties style:font-name="TakaoPGothic" style:font-name-asian="TakaoPGothic"/>
    </style:style>
    <style:style style:name="P16" style:family="paragraph" style:parent-style-name="Standard">
      <style:paragraph-properties fo:margin-left="0.025cm" fo:margin-right="0cm" fo:text-indent="0.025cm" style:auto-text-indent="false">
        <style:tab-stops/>
      </style:paragraph-properties>
      <style:text-properties style:font-name="TakaoPGothic" style:font-name-asian="TakaoPGothic"/>
    </style:style>
    <style:style style:name="P17" style:family="paragraph" style:parent-style-name="Standard">
      <style:paragraph-properties fo:margin-left="2.106cm" fo:margin-right="0cm" fo:text-indent="-2.106cm" style:auto-text-indent="false">
        <style:tab-stops/>
      </style:paragraph-properties>
      <style:text-properties style:font-name="TakaoPGothic" style:font-name-asian="TakaoPGothic"/>
    </style:style>
    <style:style style:name="P18" style:family="paragraph" style:parent-style-name="Standard">
      <style:paragraph-properties fo:margin-left="2.106cm" fo:margin-right="0cm" fo:text-indent="-2.106cm" style:auto-text-indent="false">
        <style:tab-stops/>
      </style:paragraph-properties>
      <style:text-properties style:font-name="TakaoPGothic" style:font-name-asian="TakaoPGothic"/>
    </style:style>
    <style:style style:name="P19" style:family="paragraph" style:parent-style-name="Standard">
      <style:paragraph-properties fo:margin-left="6.223cm" fo:margin-right="0cm" fo:text-indent="-6.223cm" style:auto-text-indent="false">
        <style:tab-stops/>
      </style:paragraph-properties>
      <style:text-properties style:font-name="TakaoPGothic" style:font-name-asian="TakaoPGothic"/>
    </style:style>
    <style:style style:name="P20" style:family="paragraph" style:parent-style-name="Standard">
      <style:paragraph-properties fo:margin-left="6.223cm" fo:margin-right="0cm" fo:text-indent="-6.223cm" style:auto-text-indent="false">
        <style:tab-stops/>
      </style:paragraph-properties>
      <style:text-properties style:font-name="TakaoPGothic" style:font-name-asian="TakaoPGothic"/>
    </style:style>
    <style:style style:name="P21" style:family="paragraph" style:parent-style-name="Standard">
      <style:paragraph-properties fo:margin-left="1.543cm" fo:margin-right="0cm" fo:text-indent="-1.568cm" style:auto-text-indent="false">
        <style:tab-stops/>
      </style:paragraph-properties>
      <style:text-properties style:font-name="TakaoPGothic" style:font-name-asian="TakaoPGothic"/>
    </style:style>
    <style:style style:name="P22" style:family="paragraph" style:parent-style-name="Standard">
      <style:paragraph-properties fo:margin-left="1.543cm" fo:margin-right="0cm" fo:text-indent="-1.568cm" style:auto-text-indent="false">
        <style:tab-stops/>
      </style:paragraph-properties>
      <style:text-properties style:font-name="TakaoPGothic" style:font-name-asian="TakaoPGothic"/>
    </style:style>
    <style:style style:name="P23" style:family="paragraph" style:parent-style-name="Standard">
      <style:paragraph-properties fo:margin-left="8.183cm" fo:margin-right="0cm" fo:text-align="start" style:justify-single-word="false" fo:text-indent="-8.207cm" style:auto-text-indent="false">
        <style:tab-stops/>
      </style:paragraph-properties>
      <style:text-properties style:font-name="TakaoPGothic" style:font-name-asian="TakaoPGothic"/>
    </style:style>
    <style:style style:name="P24" style:family="paragraph" style:parent-style-name="Standard">
      <style:paragraph-properties fo:margin-left="6.516cm" fo:margin-right="0cm" fo:text-indent="-6.516cm" style:auto-text-indent="false">
        <style:tab-stops/>
      </style:paragraph-properties>
      <style:text-properties style:font-name="TakaoPGothic" style:font-name-asian="TakaoPGothic"/>
    </style:style>
    <style:style style:name="P25" style:family="paragraph" style:parent-style-name="Standard">
      <style:paragraph-properties fo:margin-left="6.493cm" fo:margin-right="0cm" fo:text-indent="-6.493cm" style:auto-text-indent="false">
        <style:tab-stops/>
      </style:paragraph-properties>
      <style:text-properties style:font-name="TakaoPGothic" style:font-name-asian="TakaoPGothic"/>
    </style:style>
    <style:style style:name="P26" style:family="paragraph" style:parent-style-name="Standard">
      <style:paragraph-properties fo:margin-left="6.468cm" fo:margin-right="0cm" fo:text-indent="-6.468cm" style:auto-text-indent="false">
        <style:tab-stops/>
      </style:paragraph-properties>
      <style:text-properties style:font-name="TakaoPGothic" style:font-name-asian="TakaoPGothic"/>
    </style:style>
    <style:style style:name="P27" style:family="paragraph" style:parent-style-name="Standard">
      <style:paragraph-properties fo:break-before="page"/>
    </style:style>
    <style:style style:name="P28" style:family="paragraph" style:parent-style-name="Standard">
      <style:paragraph-properties fo:break-before="page"/>
      <style:text-properties style:font-name="TakaoPGothic" style:font-name-asian="TakaoPGothic"/>
    </style:style>
    <style:style style:name="P29" style:family="paragraph" style:parent-style-name="Standard">
      <style:paragraph-properties fo:text-align="start" style:justify-single-word="false" fo:break-before="page"/>
      <style:text-properties style:font-name="TakaoPGothic" style:font-name-asian="TakaoPGothic"/>
    </style:style>
    <style:style style:name="P30" style:family="paragraph" style:parent-style-name="Standard">
      <style:paragraph-properties fo:text-align="start" style:justify-single-word="false" fo:break-before="page"/>
      <style:text-properties style:font-name="TakaoPGothic" fo:font-size="18pt" style:font-name-asian="TakaoPGothic" style:font-size-asian="18pt" style:font-size-complex="18pt"/>
    </style:style>
    <style:style style:name="T1" style:family="text">
      <style:text-properties style:font-name="TakaoGothic"/>
    </style:style>
    <style:style style:name="T2" style:family="text">
      <style:text-properties style:font-name="TakaoGothic" fo:font-style="italic" style:font-name-asian="TakaoGothic" style:font-style-asian="italic" style:font-style-complex="italic"/>
    </style:style>
    <style:style style:name="T3" style:family="text">
      <style:text-properties style:font-name="TakaoGothic" fo:font-style="normal" style:font-style-asian="normal" style:font-style-complex="normal"/>
    </style:style>
    <style:style style:name="T4" style:family="text">
      <style:text-properties style:font-name="TakaoGothic" fo:font-style="normal" style:font-name-asian="TakaoGothic" style:font-style-asian="normal" style:font-style-complex="normal"/>
    </style:style>
    <style:style style:name="T5" style:family="text">
      <style:text-properties style:font-name="TakaoGothic" style:font-name-asian="TakaoGothic"/>
    </style:style>
    <style:style style:name="T6" style:family="text">
      <style:text-properties fo:font-style="normal" style:font-style-asian="normal" style:font-style-complex="normal"/>
    </style:style>
    <style:style style:name="T7" style:family="text">
      <style:text-properties style:font-name="cmmi10" fo:font-style="normal" style:font-style-asian="normal" style:font-style-complex="normal"/>
    </style:style>
    <style:style style:name="T8" style:family="text">
      <style:text-properties fo:color="#ff0000" fo:font-style="normal" style:font-style-asian="normal" style:font-style-complex="normal"/>
    </style:style>
    <style:style style:name="T9" style:family="text">
      <style:text-properties fo:color="#ff0000" style:font-name="cmmi101" fo:font-style="normal" style:font-style-asian="normal" style:font-style-complex="normal"/>
    </style:style>
    <style:style style:name="T10" style:family="text">
      <style:text-properties fo:color="#ff0000" style:text-position="sub 58%" style:font-name="cmr10" fo:font-style="normal" style:font-style-asian="normal" style:font-style-complex="normal"/>
    </style:style>
    <style:style style:name="T11" style:family="text">
      <style:text-properties fo:color="#ff0000" style:font-name="TakaoGothic" fo:font-style="normal" style:font-style-asian="normal" style:font-style-complex="normal"/>
    </style:style>
    <style:style style:name="T12" style:family="text">
      <style:text-properties style:font-name="cmmi101"/>
    </style:style>
    <style:style style:name="T13" style:family="text">
      <style:text-properties style:font-name="TakaoPGothic" fo:font-style="normal" style:font-name-asian="TakaoPGothic" style:font-style-asian="normal" style:font-style-complex="normal"/>
    </style:style>
    <style:style style:name="T14" style:family="text">
      <style:text-properties style:font-name="TakaoPGothic2" fo:font-style="normal" style:font-style-asian="normal" style:font-style-complex="normal"/>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bTetraBZ マニュアル</text:p>
      <text:p text:style-name="Standard"/>
      <text:p text:style-name="P5">Version 1.0</text:p>
      <text:p text:style-name="Standard"/>
      <text:p text:style-name="P6">河村光晶</text:p>
      <text:p text:style-name="Standard"/>
      <text:p text:style-name="Standard">もくじ</text:p>
      <text:p text:style-name="Standard">１、 はじめに</text:p>
      <text:p text:style-name="Standard">２、 インストール方法</text:p>
      <text:p text:style-name="Standard">３、 ライブラリのリンク方法</text:p>
      <text:p text:style-name="Standard">４、 サブルーチンの説明</text:p>
      <text:p text:style-name="Standard">5、 サンプルコード(抜粋)</text:p>
      <text:p text:style-name="Standard">付録</text:p>
      <text:p text:style-name="Standard"/>
      <text:p text:style-name="P12">１、 はじめに</text:p>
      <text:p text:style-name="Standard">　libtetrabzは線形テトラへドロン法もしくは最適化線形テトラへドロン法を用いて全エネルギーや電荷密度、部分状態密度、分極関数等を計算するためのライブラリ群である。このライブラリには、軌道エネルギーをインプットとして、</text:p>
      <text:p text:style-name="P5"><draw:frame draw:style-name="fr1" draw:name="オブジェクト9" text:anchor-type="as-char" svg:y="-0.432cm" svg:width="7.378cm" svg:height="0.833cm" draw:z-index="8"><draw:object xlink:href="./Object 9" xlink:type="simple" xlink:show="embed" xlink:actuate="onLoad"/><draw:image xlink:href="./ObjectReplacements/Object 9" xlink:type="simple" xlink:show="embed" xlink:actuate="onLoad"/></draw:frame></text:p>
      <text:p text:style-name="P11">のような積分における積分重み <text:span text:style-name="T12">w</text:span> を出力するサブルーチンを、各種計算について取り揃えている。具体的には以下の計算に対応している。</text:p>
      <text:p text:style-name="P11"><draw:frame draw:style-name="fr1" draw:name="オブジェクト10" text:anchor-type="as-char" svg:y="-0.432cm" svg:width="3.366cm" svg:height="0.833cm" draw:z-index="9"><draw:object xlink:href="./Object 10" xlink:type="simple" xlink:show="embed" xlink:actuate="onLoad"/><draw:image xlink:href="./ObjectReplacements/Object 10" xlink:type="simple" xlink:show="embed" xlink:actuate="onLoad"/><svg:desc>数式</svg:desc></draw:frame></text:p>
      <text:p text:style-name="Standard"><draw:frame draw:style-name="fr1" draw:name="オブジェクト11" text:anchor-type="as-char" svg:y="-0.432cm" svg:width="3.912cm" svg:height="0.833cm" draw:z-index="10"><draw:object xlink:href="./Object 11" xlink:type="simple" xlink:show="embed" xlink:actuate="onLoad"/><draw:image xlink:href="./ObjectReplacements/Object 11" xlink:type="simple" xlink:show="embed" xlink:actuate="onLoad"/><svg:desc>数式</svg:desc></draw:frame></text:p>
      <text:p text:style-name="Standard"><draw:frame draw:style-name="fr1" draw:name="オブジェクト12" text:anchor-type="as-char" svg:y="-0.443cm" svg:width="5.623cm" svg:height="0.917cm" draw:z-index="11"><draw:object xlink:href="./Object 12" xlink:type="simple" xlink:show="embed" xlink:actuate="onLoad"/><draw:image xlink:href="./ObjectReplacements/Object 12" xlink:type="simple" xlink:show="embed" xlink:actuate="onLoad"/><svg:desc>数式</svg:desc></draw:frame></text:p>
      <text:p text:style-name="Standard"><draw:frame draw:style-name="fr1" draw:name="オブジェクト13" text:anchor-type="as-char" svg:y="-0.443cm" svg:width="5.786cm" svg:height="0.917cm" draw:z-index="12"><draw:object xlink:href="./Object 13" xlink:type="simple" xlink:show="embed" xlink:actuate="onLoad"/><draw:image xlink:href="./ObjectReplacements/Object 13" xlink:type="simple" xlink:show="embed" xlink:actuate="onLoad"/><svg:desc>数式</svg:desc></draw:frame></text:p>
      <text:p text:style-name="Standard"><draw:frame draw:style-name="fr1" draw:name="オブジェクト14" text:anchor-type="as-char" svg:y="-0.797cm" svg:width="5.713cm" svg:height="1.355cm" draw:z-index="13"><draw:object xlink:href="./Object 14" xlink:type="simple" xlink:show="embed" xlink:actuate="onLoad"/><draw:image xlink:href="./ObjectReplacements/Object 14" xlink:type="simple" xlink:show="embed" xlink:actuate="onLoad"/><svg:desc>数式</svg:desc></draw:frame></text:p>
      <text:p text:style-name="Standard"><draw:frame draw:style-name="fr1" draw:name="オブジェクト15" text:anchor-type="as-char" svg:y="-0.445cm" svg:width="9.006cm" svg:height="0.919cm" draw:z-index="14"><draw:object xlink:href="./Object 15" xlink:type="simple" xlink:show="embed" xlink:actuate="onLoad"/><draw:image xlink:href="./ObjectReplacements/Object 15" xlink:type="simple" xlink:show="embed" xlink:actuate="onLoad"/><svg:desc>数式</svg:desc></draw:frame></text:p>
      <text:p text:style-name="Standard"><draw:frame draw:style-name="fr1" draw:name="オブジェクト16" text:anchor-type="as-char" svg:y="-0.797cm" svg:width="5.713cm" svg:height="1.355cm" draw:z-index="15"><draw:object xlink:href="./Object 16" xlink:type="simple" xlink:show="embed" xlink:actuate="onLoad"/><draw:image xlink:href="./ObjectReplacements/Object 16" xlink:type="simple" xlink:show="embed" xlink:actuate="onLoad"/><svg:desc>数式</svg:desc></draw:frame></text:p>
      <text:p text:style-name="Standard"/>
      <text:p text:style-name="Standard"/>
      <text:p text:style-name="P12">2、 インストール方法</text:p>
      <text:p text:style-name="Standard">要件</text:p>
      <text:p text:style-name="Standard">・ fortranコンパイラ</text:p>
      <text:p text:style-name="Standard">・ MPIライブラリ(MPI/ハイブリッド並列版を利用する場合)</text:p>
      <text:p text:style-name="Standard"/>
      <text:p text:style-name="Standard"><text:soft-page-break/>make.sys.inを参考にし、自分の環境に合わせて以下の変数を書き換え、</text:p>
      <text:p text:style-name="Standard">make.sysと言うファイルとして保存する。</text:p>
      <text:p text:style-name="Standard">TOPDIR : このマニュアルがあるディレクトリのフルパス (/home/user・・・)</text:p>
      <text:p text:style-name="Standard">F90 : シリアル用fortranコンパイルコマンド (gfortran、ifort、frt等)</text:p>
      <text:p text:style-name="Standard">MPIF90 : MPI用fortranコンパイルコマンド (mpif90、mpiifort,mpifrt等)</text:p>
      <text:p text:style-name="Standard">FFLAGS : fortranコンパイルコマンド </text:p>
      <text:p text:style-name="Standard"/>
      <text:p text:style-name="Standard">その後、次のコマンドを実行する。</text:p>
      <text:p text:style-name="Standard"><text:span text:style-name="T1">$ make</text:span></text:p>
      <text:p text:style-name="Standard"><text:span text:style-name="T1">src</text:span> ディレクトリ内に</text:p>
      <text:p text:style-name="P7">libtetrabz.a</text:p>
      <text:p text:style-name="P7">libtetrabz.mod</text:p>
      <text:p text:style-name="P7">libtetrabz_mpi.a</text:p>
      <text:p text:style-name="P7">libtetrabz_mpi.mod</text:p>
      <text:p text:style-name="Standard">というファイルが生成される。</text:p>
      <text:p text:style-name="Standard"/>
      <text:p text:style-name="P12"><text:span text:style-name="T1">３、 ライブラリのリンク方法</text:span></text:p>
      <text:p text:style-name="Standard"><text:span text:style-name="T1"><text:s/>gfortranの場合</text:span></text:p>
      <text:p text:style-name="Standard"><text:span text:style-name="T1">$</text:span><text:span text:style-name="T5"> gfortran program.f90 -L </text:span><text:span text:style-name="T2">libtetrabzディレクトリ</text:span><text:span text:style-name="T4">/src -I </text:span><text:span text:style-name="T2">libtetrabzディレクトリ</text:span><text:span text:style-name="T4">/src -ltetrabz -fopenmp</text:span></text:p>
      <text:p text:style-name="Standard"><text:span text:style-name="T4">$ mpif90 program.f90 -L </text:span><text:span text:style-name="T2">libtetrabzディレクトリ</text:span><text:span text:style-name="T4">/src -I </text:span><text:span text:style-name="T2">libtetrabzディレクトリ</text:span><text:span text:style-name="T4">/src -ltetrabz_mpi -fopenmp</text:span></text:p>
      <text:p text:style-name="Standard"><text:span text:style-name="T4"/></text:p>
      <text:p text:style-name="Standard"><text:span text:style-name="T1">-L、-Iオプションについては、以下のようにすればつける必要は無い。</text:span></text:p>
      <text:p text:style-name="Standard"><text:span text:style-name="T1">.a</text:span>ファイルを環境変数<text:span text:style-name="T1">LIBRALLY_PATH</text:span>に含まれているディレクトリへ、</text:p>
      <text:p text:style-name="Standard"><text:span text:style-name="T1">.modファイルを環境変数INCLUDE に含まれているディレクトリへコピーする。</text:span></text:p>
      <text:p text:style-name="Standard"><text:span text:style-name="T1"/></text:p>
      <text:p text:style-name="P12"><text:span text:style-name="T4">４、サブルーチンの説明</text:span></text:p>
      <text:p text:style-name="P10"><text:span text:style-name="T3">以下のサブルーチンを任意のプログラム内で</text:span></text:p>
      <text:p text:style-name="Standard"><text:span text:style-name="T4"><text:s text:c="2"/>call libtetrabz_occ(ltetra,bvec,nb,nge,eig,ngw,wght)</text:span></text:p>
      <text:p text:style-name="P10"><text:span text:style-name="T3">のように呼び出して使用できる。</text:span></text:p>
      <text:p text:style-name="P10"><text:span text:style-name="T3">サブルーチン名はすべてlibtetrabz_からはじまる。MPI版についてはlibtetrabz_mpi_からはじまる。シリアル版とMPI版の引数の違いはコミニュケータを指定する整数commだけで、他は同じである。</text:span></text:p>
      <text:p text:style-name="P10"><text:span text:style-name="T3"/></text:p>
      <text:p text:style-name="Standard"><text:span text:style-name="T4"/></text:p>
      <text:p text:style-name="P27"><text:span text:style-name="T4">・全エネルギー、電荷密度等(占有率の計算)</text:span></text:p>
      <text:p text:style-name="P5"><text:span text:style-name="T4"><draw:frame draw:style-name="fr1" draw:name="オブジェクト1" text:anchor-type="as-char" svg:y="-0.432cm" svg:width="3.366cm" svg:height="0.833cm" draw:z-index="0"><draw:object xlink:href="./Object 1" xlink:type="simple" xlink:show="embed" xlink:actuate="onLoad"/><draw:image xlink:href="./ObjectReplacements/Object 1" xlink:type="simple" xlink:show="embed" xlink:actuate="onLoad"/></draw:frame></text:span></text:p>
      <text:p text:style-name="P11"><text:span text:style-name="T4">subroutine libtetrabz_occ(ltetra,bvec,nb,nge,eig,ngw,wght)</text:span></text:p>
      <text:p text:style-name="Standard"><text:span text:style-name="T4"><text:s text:c="3"/>integer,intent(in) :: ltetra, nge(3), ngw(3), nb</text:span></text:p>
      <text:p text:style-name="Standard"><text:span text:style-name="T4"><text:s text:c="3"/>real(8),intent(in) :: bvec(3,3)</text:span></text:p>
      <text:p text:style-name="Standard"><text:span text:style-name="T4"><text:s text:c="3"/>real(8),intent(in) :: eig(nb,nge(1),nge(2),nge(3))</text:span></text:p>
      <text:p text:style-name="Standard"><text:span text:style-name="T4"><text:s text:c="3"/>real(8),intent(out) :: wght(nb,ngw(1),ngw(2),ngw(3))</text:span></text:p>
      <text:p text:style-name="Standard"><text:span text:style-name="T4"><text:s/>end subroutine libtetrabz_occ</text:span></text:p>
      <text:p text:style-name="Standard"><text:span text:style-name="T4"/></text:p>
      <text:p text:style-name="Standard"><text:span text:style-name="T4"><text:s/>subroutine libtetrabz_mpi_occ(ltetra,comm,bvec,nb,nge,eig,ngw,wght)</text:span></text:p>
      <text:p text:style-name="Standard"><text:span text:style-name="T4"><text:s text:c="3"/>integer,intent(in) :: ltetra, comm, nge(3), ngw(3), nb</text:span></text:p>
      <text:p text:style-name="Standard"><text:span text:style-name="T4"><text:s text:c="3"/>real(8),intent(in) :: bvec(3,3)</text:span></text:p>
      <text:p text:style-name="Standard"><text:span text:style-name="T4"><text:s text:c="3"/>real(8),intent(in) :: eig(nb,nge(1),nge(2),nge(3))</text:span></text:p>
      <text:p text:style-name="Standard"><text:span text:style-name="T4"><text:s text:c="3"/>real(8),intent(out) :: wght(nb,ngw(1),ngw(2),ngw(3))</text:span></text:p>
      <text:p text:style-name="Standard"><text:span text:style-name="T4"><text:s/>end subroutine libtetrabz_mpi_occ</text:span></text:p>
      <text:p text:style-name="Standard"><text:span text:style-name="T4"><text:s/></text:span></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19"><text:span text:style-name="T3">eig(nb,nge(1),nge(2),nge(3))</text:span><text:span text:style-name="T6"> : (入力、実数配列) 軌道エネルギー。</text:span><text:span text:style-name="T8">Fermiエネルギーを基準とすること(</text:span><text:span text:style-name="T9">"</text:span><text:span text:style-name="T10">F</text:span><text:span text:style-name="T8">=0)</text:span><text:span text:style-name="T6">。</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1"><text:span text:style-name="T3">wght(nb,ngw(1),ngw(2),ngw(3))</text:span><text:span text:style-name="T6"> : (出力、実数配列) 積分重み </text:span></text:p>
      <text:p text:style-name="P1"><text:span text:style-name="T6"/></text:p>
      <text:p text:style-name="P1"><text:span text:style-name="T6"/></text:p>
      <text:p text:style-name="P1"><text:span text:style-name="T6"/></text:p>
      <text:p text:style-name="P28"><text:span text:style-name="T6">・ Fermiエネルギー（占有率も同時に計算する）</text:span></text:p>
      <text:p text:style-name="P2"><text:span text:style-name="T6"><draw:frame draw:style-name="fr1" draw:name="オブジェクト2" text:anchor-type="as-char" svg:y="-0.432cm" svg:width="3.366cm" svg:height="0.833cm" draw:z-index="1"><draw:object xlink:href="./Object 2" xlink:type="simple" xlink:show="embed" xlink:actuate="onLoad"/><draw:image xlink:href="./ObjectReplacements/Object 2" xlink:type="simple" xlink:show="embed" xlink:actuate="onLoad"/><svg:desc>数式</svg:desc></draw:frame></text:span></text:p>
      <text:p text:style-name="P8"><text:span text:style-name="T6">subroutine libtetrabz_fermieng(ltetra,bvec,nb,nge,eig,ngw,wght,ef,nelec)</text:span></text:p>
      <text:p text:style-name="P8"><text:span text:style-name="T6"><text:s text:c="2"/>integer,intent(in) :: ltetra, nge(3), ngw(3), nb</text:span></text:p>
      <text:p text:style-name="P8"><text:span text:style-name="T6"><text:s text:c="2"/>real(8),intent(in) :: bvec(3,3), nelec</text:span></text:p>
      <text:p text:style-name="P8"><text:span text:style-name="T6"><text:s text:c="2"/>real(8),intent(in) :: eig(nb,nge(1),nge(2),nge(3))</text:span></text:p>
      <text:p text:style-name="P8"><text:span text:style-name="T6"><text:s text:c="2"/>real(8),intent(out) :: ef</text:span></text:p>
      <text:p text:style-name="P8"><text:span text:style-name="T6"><text:s text:c="2"/>real(8),intent(out) :: wght(nb,ngw(1),ngw(2),ngw(3))</text:span></text:p>
      <text:p text:style-name="P8"><text:span text:style-name="T6">end subroutine libtetrabz_fermieng</text:span></text:p>
      <text:p text:style-name="P8"><text:span text:style-name="T6"/></text:p>
      <text:p text:style-name="P8"><text:span text:style-name="T6">subroutine libtetrabz_mpi_fermieng(ltetra,comm,bvec,nb, &amp;</text:span></text:p>
      <text:p text:style-name="P8"><text:span text:style-name="T6">&amp; <text:s text:c="33"/>nge,eig,ngw,wght,ef,nelec)</text:span></text:p>
      <text:p text:style-name="P8"><text:span text:style-name="T6"><text:s text:c="2"/>integer,intent(in) :: ltetra, comm, nge(3), ngw(3), nb</text:span></text:p>
      <text:p text:style-name="P8"><text:span text:style-name="T6"><text:s text:c="2"/>real(8),intent(in) :: bvec(3,3), nelec</text:span></text:p>
      <text:p text:style-name="P8"><text:span text:style-name="T6"><text:s text:c="2"/>real(8),intent(in) :: eig(nb,nge(1),nge(2),nge(3))</text:span></text:p>
      <text:p text:style-name="P8"><text:span text:style-name="T6"><text:s text:c="2"/>real(8),intent(out) :: ef</text:span></text:p>
      <text:p text:style-name="P8"><text:span text:style-name="T6"><text:s text:c="2"/>real(8),intent(out) :: wght(nb,ngw(1),ngw(2),ngw(3))</text:span></text:p>
      <text:p text:style-name="P8"><text:span text:style-name="T6">end subroutine libtetrabz_mpi_fermieng</text:span></text:p>
      <text:p text:style-name="P8"><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19"><text:span text:style-name="T3">eig(nb,nge(1),nge(2),nge(3))</text:span><text:span text:style-name="T6"> : (入力、実数配列) 軌道エネルギー。</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1"><text:span text:style-name="T3">wght(nb,ngw(1),ngw(2),ngw(3))</text:span><text:span text:style-name="T6"> : (出力、実数配列) 積分重み </text:span></text:p>
      <text:p text:style-name="P1"><text:span text:style-name="T3">ef</text:span><text:span text:style-name="T6"> : (出力、実数) Fermiエネルギー</text:span></text:p>
      <text:p text:style-name="P1"><text:span text:style-name="T3">nelec</text:span><text:span text:style-name="T6"> : (荷)電子数（両スピン合わせた総数）</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oft-page-break/><text:span text:style-name="T6">・ (部分)状態密度</text:span></text:p>
      <text:p text:style-name="P2"><text:span text:style-name="T6"><draw:frame draw:style-name="fr1" draw:name="オブジェクト3" text:anchor-type="as-char" svg:y="-0.432cm" svg:width="3.912cm" svg:height="0.833cm" draw:z-index="2"><draw:object xlink:href="./Object 3" xlink:type="simple" xlink:show="embed" xlink:actuate="onLoad"/><draw:image xlink:href="./ObjectReplacements/Object 3" xlink:type="simple" xlink:show="embed" xlink:actuate="onLoad"/></draw:frame></text:span></text:p>
      <text:p text:style-name="P9"><text:span text:style-name="T6">subroutine libtetrabz_dos(ltetra,bvec,nb,nge,eig,ngw,wght,ne,e0)</text:span></text:p>
      <text:p text:style-name="P9"><text:span text:style-name="T6"><text:s text:c="2"/>integer,intent(in) :: ltetra, nge(3), ngw(3), nb, ne</text:span></text:p>
      <text:p text:style-name="P9"><text:span text:style-name="T6"><text:s text:c="2"/>real(8),intent(in) :: bvec(3,3), e0(ne)</text:span></text:p>
      <text:p text:style-name="P9"><text:span text:style-name="T6"><text:s text:c="2"/>real(8),intent(in) :: eig(nb,nge(1),nge(2),nge(3))</text:span></text:p>
      <text:p text:style-name="P9"><text:span text:style-name="T6"><text:s text:c="2"/>real(8),intent(out) :: wght(ne,nb,ngw(1),ngw(2),ngw(3))</text:span></text:p>
      <text:p text:style-name="P9"><text:span text:style-name="T6">end subroutine libtetrabz_dos</text:span></text:p>
      <text:p text:style-name="P8"><text:span text:style-name="T6"/></text:p>
      <text:p text:style-name="P8"><text:span text:style-name="T6">subroutine libtetrabz_mpi_dos(ltetra,comm,bvec,nb,nge,eig,ngw,wght,ne,e0)</text:span></text:p>
      <text:p text:style-name="P8"><text:span text:style-name="T6"><text:s text:c="2"/>integer,intent(in) :: ltetra, comm, nge(3), ngw(3), nb, ne</text:span></text:p>
      <text:p text:style-name="P8"><text:span text:style-name="T6"><text:s text:c="2"/>real(8),intent(in) :: bvec(3,3), e0(ne)</text:span></text:p>
      <text:p text:style-name="P8"><text:span text:style-name="T6"><text:s text:c="2"/>real(8),intent(in) :: eig(nb,nge(1),nge(2),nge(3))</text:span></text:p>
      <text:p text:style-name="P8"><text:span text:style-name="T6"><text:s text:c="2"/>real(8),intent(out) :: wght(ne,nb,ngw(1),ngw(2),ngw(3))</text:span></text:p>
      <text:p text:style-name="P8"><text:span text:style-name="T6">end subroutine libtetrabz_mpi_dos</text:span></text:p>
      <text:p text:style-name="P8"><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ー。</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19"><text:span text:style-name="T3">eig(nb,nge(1),nge(2),nge(3))</text:span><text:span text:style-name="T6"> : (入力、実数配列) 軌道エネルギー。</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1"><text:span text:style-name="T3">wght(ne,nb,ngw(1),ngw(2),ngw(3))</text:span><text:span text:style-name="T6"> : (出力、実数配列) 積分重み </text:span></text:p>
      <text:p text:style-name="P1"><text:span text:style-name="T3">ef</text:span><text:span text:style-name="T6"> : (出力、実数) Fermiエネルギー</text:span></text:p>
      <text:p text:style-name="P1"><text:span text:style-name="T3">nelec</text:span><text:span text:style-name="T6"> : (入力、実数) 荷電子数（両スピン合わせた総数）</text:span></text:p>
      <text:p text:style-name="P1"><text:span text:style-name="T6">ne : (入力、整数)状態密度を計算するエネルギー点数</text:span></text:p>
      <text:p text:style-name="P1"><text:span text:style-name="T6">e0(ne) : (入力、実数配列) 状態密度を計算するエネルギー</text:span></text:p>
      <text:p text:style-name="P1"><text:span text:style-name="T6"/></text:p>
      <text:p text:style-name="P1"><text:span text:style-name="T6"/></text:p>
      <text:p text:style-name="P28"><text:span text:style-name="T6">・　ネスティング、Fr</text:span><text:span text:style-name="T14">ö</text:span><text:span text:style-name="T6">hlichパラメーター</text:span></text:p>
      <text:p text:style-name="P2"><text:span text:style-name="T6"><draw:frame draw:style-name="fr1" draw:name="オブジェクト4" text:anchor-type="as-char" svg:y="-0.443cm" svg:width="5.623cm" svg:height="0.917cm" draw:z-index="3"><draw:object xlink:href="./Object 4" xlink:type="simple" xlink:show="embed" xlink:actuate="onLoad"/><draw:image xlink:href="./ObjectReplacements/Object 4" xlink:type="simple" xlink:show="embed" xlink:actuate="onLoad"/><svg:desc>数式</svg:desc></draw:frame></text:span></text:p>
      <text:p text:style-name="P8"><text:span text:style-name="T6">subroutine libtetrabz_doubledelta(ltetra,bvec,nb,nge,eig1,eig2,ngw,wght)</text:span></text:p>
      <text:p text:style-name="P8"><text:span text:style-name="T6"><text:s text:c="2"/>integer,intent(in) :: ltetra, nge(3), ngw(3), nb</text:span></text:p>
      <text:p text:style-name="P8"><text:span text:style-name="T6"><text:s text:c="2"/>real(8),intent(in) :: bvec(3,3)</text:span></text:p>
      <text:p text:style-name="P8"><text:span text:style-name="T6"><text:s text:c="2"/>real(8),intent(in) :: eig1(nb,nge(1),nge(2),nge(3)), &amp;</text:span></text:p>
      <text:p text:style-name="P8"><text:span text:style-name="T6"><text:s text:c="2"/>&amp; <text:s text:c="20"/>eig2(nb,nge(1),nge(2),nge(3))</text:span></text:p>
      <text:p text:style-name="P8"><text:span text:style-name="T6"><text:s text:c="2"/>real(8),intent(out) :: wght(nb,nb,ngw(1),ngw(2),ngw(3))</text:span></text:p>
      <text:p text:style-name="P8"><text:span text:style-name="T6">end subroutine libtetrabz_doubledelta</text:span></text:p>
      <text:p text:style-name="P8"><text:span text:style-name="T6"/></text:p>
      <text:p text:style-name="P8"><text:span text:style-name="T6">subroutine libtetrabz_mpi_doubledelta(ltetra,comm,bvec,nb, &amp;</text:span></text:p>
      <text:p text:style-name="P8"><text:span text:style-name="T6">&amp; <text:s text:c="36"/>nge,eig1,eig2,ngw,wght)</text:span></text:p>
      <text:p text:style-name="P8"><text:span text:style-name="T6"><text:s text:c="2"/>integer,intent(in) :: ltetra, comm0, nge(3), ngw(3), nb</text:span></text:p>
      <text:p text:style-name="P8"><text:span text:style-name="T6"><text:s text:c="2"/>real(8),intent(in) :: bvec(3,3)</text:span></text:p>
      <text:p text:style-name="P8"><text:span text:style-name="T6"><text:s text:c="2"/>real(8),intent(in) :: eig1(nb,nge(1),nge(2),nge(3)), &amp; </text:span></text:p>
      <text:p text:style-name="P8"><text:span text:style-name="T6"><text:s text:c="2"/>&amp; <text:s text:c="20"/>eig2(nb,nge(1),nge(2),nge(3))</text:span></text:p>
      <text:p text:style-name="P8"><text:span text:style-name="T6"><text:s text:c="2"/>real(8),intent(out) :: wght(nb,nb,ngw(1),ngw(2),ngw(3))</text:span></text:p>
      <text:p text:style-name="P8"><text:span text:style-name="T6">end subroutine libtetrabz_mpi_doubledelta</text:span></text:p>
      <text:p text:style-name="P1"><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24"><text:span text:style-name="T3">eig1(nb,nge(1),nge(2),nge(3))</text:span><text:span text:style-name="T6"> : (入力、実数配列) 軌道エネルギー。</text:span><text:span text:style-name="T8">Fermiエネルギーを基準とすること(</text:span><text:span text:style-name="T9">"</text:span><text:span text:style-name="T10">F</text:span><text:span text:style-name="T8">=0)。</text:span><text:span text:style-name="T11">eig2</text:span><text:span text:style-name="T8">も同様</text:span><text:span text:style-name="T6">。</text:span></text:p>
      <text:p text:style-name="P24"><text:span text:style-name="T3">eig2(nb,nge(1),nge(2),nge(3))</text:span><text:span text:style-name="T6"> : (入力、実数配列) 軌道エネルギー。移行運動量の分だけグリッドをずらしたものなど。</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1"><text:span text:style-name="T3">wght(nb,nb,ngw(1),ngw(2),ngw(3))</text:span><text:span text:style-name="T6"> : (出力、実数配列) 積分重み </text:span></text:p>
      <text:p text:style-name="P1"><text:span text:style-name="T6"/></text:p>
      <text:p text:style-name="P1"><text:span text:style-name="T6"/></text:p>
      <text:p text:style-name="P28"><text:span text:style-name="T6">・ DFPT計算の一部</text:span></text:p>
      <text:p text:style-name="P2"><text:span text:style-name="T6"><draw:frame draw:style-name="fr1" draw:name="オブジェクト5" text:anchor-type="as-char" svg:y="-0.443cm" svg:width="5.786cm" svg:height="0.917cm" draw:z-index="4"><draw:object xlink:href="./Object 5" xlink:type="simple" xlink:show="embed" xlink:actuate="onLoad"/><draw:image xlink:href="./ObjectReplacements/Object 5" xlink:type="simple" xlink:show="embed" xlink:actuate="onLoad"/></draw:frame></text:span></text:p>
      <text:p text:style-name="P9"><text:span text:style-name="T6">subroutine libtetrabz_occstep(ltetra,bvec,nb,nge,eig1,eig2,ngw,wght)</text:span></text:p>
      <text:p text:style-name="P9"><text:span text:style-name="T6"><text:s text:c="2"/>integer,intent(in) :: ltetra, nge(3), ngw(3), nb</text:span></text:p>
      <text:p text:style-name="P9"><text:span text:style-name="T6"><text:s text:c="2"/>real(8),intent(in) :: bvec(3,3)</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nb,nb,ngw(1),ngw(2),ngw(3))</text:span></text:p>
      <text:p text:style-name="P9"><text:span text:style-name="T6">end subroutine libtetrabz_occstep</text:span></text:p>
      <text:p text:style-name="P9"><text:span text:style-name="T6"/></text:p>
      <text:p text:style-name="P9"><text:span text:style-name="T6">subroutine libtetrabz_mpi_occstep(ltetra,comm0,bvec,nb, &amp;</text:span></text:p>
      <text:p text:style-name="P9"><text:span text:style-name="T6">&amp; <text:s text:c="32"/>nge,eig1,eig2,ngw,wght)</text:span></text:p>
      <text:p text:style-name="P9"><text:span text:style-name="T6"><text:s text:c="2"/>integer,intent(in) :: ltetra, comm0, nge(3), ngw(3), nb</text:span></text:p>
      <text:p text:style-name="P9"><text:span text:style-name="T6"><text:s text:c="2"/>real(8),intent(in) :: bvec(3,3)</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nb,nb,ngw(1),ngw(2),ngw(3))</text:span></text:p>
      <text:p text:style-name="P9"><text:span text:style-name="T6">end subroutine libtetrabz_mpi_occstep</text:span></text:p>
      <text:p text:style-name="P9"><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25"><text:span text:style-name="T3">eig1(nb,nge(1),nge(2),nge(3))</text:span><text:span text:style-name="T6"> : (入力、実数配列) 軌道エネルギー。</text:span><text:span text:style-name="T8">Fermiエネルギーを基準とすること(</text:span><text:span text:style-name="T9">"</text:span><text:span text:style-name="T10">F</text:span><text:span text:style-name="T8">=0)。</text:span><text:span text:style-name="T11">eig2</text:span><text:span text:style-name="T8">も同様</text:span><text:span text:style-name="T6">。</text:span></text:p>
      <text:p text:style-name="P25"><text:span text:style-name="T3">eig2(nb,nge(1),nge(2),nge(3))</text:span><text:span text:style-name="T6"> : (入力、実数配列) 軌道エネルギー。移行運動量の分だけグリッドをずらしたものなど。</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3"><text:span text:style-name="T3">wght(nb,nb,ngw(1),ngw(2),ngw(3))</text:span><text:span text:style-name="T6"> : (出力、実数配列) 積分重み </text:span></text:p>
      <text:p text:style-name="P3"><text:span text:style-name="T6"/></text:p>
      <text:p text:style-name="P3"><text:span text:style-name="T6"/></text:p>
      <text:p text:style-name="P29"><text:span text:style-name="T6">・ 独立分極関数(静的、</text:span><text:span text:style-name="T7">!</text:span><text:span text:style-name="T6">=0)</text:span></text:p>
      <text:p text:style-name="P2"><text:span text:style-name="T6"><draw:frame draw:style-name="fr1" draw:name="オブジェクト6" text:anchor-type="as-char" svg:y="-0.797cm" svg:width="5.713cm" svg:height="1.355cm" draw:z-index="5"><draw:object xlink:href="./Object 6" xlink:type="simple" xlink:show="embed" xlink:actuate="onLoad"/><draw:image xlink:href="./ObjectReplacements/Object 6" xlink:type="simple" xlink:show="embed" xlink:actuate="onLoad"/></draw:frame></text:span></text:p>
      <text:p text:style-name="P3"><text:span text:style-name="T4">subroutine libtetrabz_polstat(ltetra,bvec,nb,nge,eig1,eig2,ngw,wght)</text:span></text:p>
      <text:p text:style-name="P9"><text:span text:style-name="T6"><text:s text:c="2"/>integer,intent(in) :: ltetra, nge(3), ngw(3), nb</text:span></text:p>
      <text:p text:style-name="P9"><text:span text:style-name="T6"><text:s text:c="2"/>real(8),intent(in) :: bvec(3,3)</text:span></text:p>
      <text:p text:style-name="P9"><text:span text:style-name="T6"><text:s text:c="2"/>real(8),intent(in) :: eig1(nb,nge(1),nge(2),nge(3)), eig2(nb,nge(1),nge(2),nge(3))</text:span></text:p>
      <text:p text:style-name="P9"><text:span text:style-name="T6"><text:s text:c="2"/>real(8),intent(out) :: wght(nb,nb,ngw(1),ngw(2),ngw(3))</text:span></text:p>
      <text:p text:style-name="P9"><text:span text:style-name="T6">end subroutine libtetrabz_polstat</text:span></text:p>
      <text:p text:style-name="P9"><text:span text:style-name="T6"/></text:p>
      <text:p text:style-name="P9"><text:span text:style-name="T6">subroutine libtetrabz_mpi_occstep(ltetra,comm0,bvec,nb, &amp;</text:span></text:p>
      <text:p text:style-name="P9"><text:span text:style-name="T6">&amp; <text:s text:c="32"/>nge,eig1,eig2,ngw,wght)</text:span></text:p>
      <text:p text:style-name="P9"><text:span text:style-name="T6"><text:s text:c="2"/>integer,intent(in) :: ltetra, comm0, nge(3), ngw(3), nb</text:span></text:p>
      <text:p text:style-name="P9"><text:span text:style-name="T6"><text:s text:c="2"/>real(8),intent(in) :: bvec(3,3)</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nb,nb,ngw(1),ngw(2),ngw(3))</text:span></text:p>
      <text:p text:style-name="P9"><text:span text:style-name="T6">end subroutine libtetrabz_mpi_occstep</text:span></text:p>
      <text:p text:style-name="P9"><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25"><text:span text:style-name="T3">eig1(nb,nge(1),nge(2),nge(3))</text:span><text:span text:style-name="T6"> : (入力、実数配列) 軌道エネルギー。</text:span><text:span text:style-name="T8">Fermiエネルギーを基準とすること(</text:span><text:span text:style-name="T9">"</text:span><text:span text:style-name="T10">F</text:span><text:span text:style-name="T8">=0)。</text:span><text:span text:style-name="T11">eig2</text:span><text:span text:style-name="T8">も同様</text:span><text:span text:style-name="T6">。</text:span></text:p>
      <text:p text:style-name="P25"><text:span text:style-name="T3">eig2(nb,nge(1),nge(2),nge(3))</text:span><text:span text:style-name="T6"> : (入力、実数配列) 軌道エネルギー。移行運動量の分だけグリッドをずらしたものなど。</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3"><text:span text:style-name="T3">wght(nb,nb,ngw(1),ngw(2),ngw(3))</text:span><text:span text:style-name="T6"> : (出力、実数配列) 積分重み </text:span></text:p>
      <text:p text:style-name="P3"><text:span text:style-name="T6"/></text:p>
      <text:p text:style-name="P3"><text:span text:style-name="T6"/></text:p>
      <text:p text:style-name="P29"><text:span text:style-name="T6">・ フォノン線幅等</text:span></text:p>
      <text:p text:style-name="P2"><text:span text:style-name="T6"><draw:frame draw:style-name="fr1" draw:name="オブジェクト7" text:anchor-type="as-char" svg:y="-0.445cm" svg:width="9.006cm" svg:height="0.919cm" draw:z-index="6"><draw:object xlink:href="./Object 7" xlink:type="simple" xlink:show="embed" xlink:actuate="onLoad"/><draw:image xlink:href="./ObjectReplacements/Object 7" xlink:type="simple" xlink:show="embed" xlink:actuate="onLoad"/></draw:frame></text:span></text:p>
      <text:p text:style-name="P2"><text:span text:style-name="T4">subroutine libtetrabz_fermigr(ltetra,bvec,nb,nge,eig1,eig2,ngw,wght,ne,e0)</text:span></text:p>
      <text:p text:style-name="P9"><text:span text:style-name="T6"><text:s text:c="2"/>integer,intent(in) :: ltetra, nge(3), ngw(3), nb, ne</text:span></text:p>
      <text:p text:style-name="P9"><text:span text:style-name="T6"><text:s text:c="2"/>real(8),intent(in) :: bvec(3,3), e0(ne)</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ne,nb,nb,ngw(1),ngw(2),ngw(3))</text:span></text:p>
      <text:p text:style-name="P9"><text:span text:style-name="T6">end subroutine libtetrabz_fermigr</text:span></text:p>
      <text:p text:style-name="P9"><text:span text:style-name="T6"/></text:p>
      <text:p text:style-name="P9"><text:span text:style-name="T6">subroutine libtetrabz_mpi_fermigr(ltetra,comm0,bvec,nb, &amp;</text:span></text:p>
      <text:p text:style-name="P9"><text:span text:style-name="T6">&amp; <text:s text:c="32"/>nge,eig1,eig2,ngw,wght,ne,e0)</text:span></text:p>
      <text:p text:style-name="P9"><text:span text:style-name="T6"><text:s text:c="2"/>integer,intent(in) :: ltetra, comm0, nge(3), ngw(3), nb, ne</text:span></text:p>
      <text:p text:style-name="P9"><text:span text:style-name="T6"><text:s text:c="2"/>real(8),intent(in) :: bvec(3,3), e0(ne)</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ne,nb,nb,ngw(1),ngw(2),ngw(3))</text:span></text:p>
      <text:p text:style-name="P9"><text:span text:style-name="T6">end subroutine libtetrabz_mpi_fermigr</text:span></text:p>
      <text:p text:style-name="P9"><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26"><text:span text:style-name="T3">eig1(nb,nge(1),nge(2),nge(3))</text:span><text:span text:style-name="T6"> : (入力、実数配列) 軌道エネルギー。</text:span><text:span text:style-name="T8">Fermiエネルギーを基準とすること(</text:span><text:span text:style-name="T9">"</text:span><text:span text:style-name="T10">F</text:span><text:span text:style-name="T8">=0)。</text:span><text:span text:style-name="T11">eig2</text:span><text:span text:style-name="T8">も同様</text:span><text:span text:style-name="T6">。</text:span></text:p>
      <text:p text:style-name="P26"><text:span text:style-name="T3">eig2(nb,nge(1),nge(2),nge(3))</text:span><text:span text:style-name="T6"> : (入力、実数配列) 軌道エネルギー。移行運動量の分だけグリッドをずらしたものなど。</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3"><text:span text:style-name="T3">wght(ne,nb,nb,ngw(1),ngw(2),ngw(3))</text:span><text:span text:style-name="T6"> : (出力、実数配列) 積分重み </text:span></text:p>
      <text:p text:style-name="P1"><text:span text:style-name="T3">ne</text:span><text:span text:style-name="T6"> : (入力、整数)フォノンモード数</text:span></text:p>
      <text:p text:style-name="P3"><text:span text:style-name="T3">e0(ne)</text:span><text:span text:style-name="T6"> : (入力、実数配列) フォノン振動数 </text:span></text:p>
      <text:p text:style-name="P3"><text:span text:style-name="T6"/></text:p>
      <text:p text:style-name="P3"><text:span text:style-name="T6"/></text:p>
      <text:p text:style-name="P29"><text:span text:style-name="T6">・ 分極関数(虚振動数)</text:span></text:p>
      <text:p text:style-name="P2"><text:span text:style-name="T6"><draw:frame draw:style-name="fr1" draw:name="オブジェクト8" text:anchor-type="as-char" svg:y="-0.797cm" svg:width="5.713cm" svg:height="1.355cm" draw:z-index="7"><draw:object xlink:href="./Object 8" xlink:type="simple" xlink:show="embed" xlink:actuate="onLoad"/><draw:image xlink:href="./ObjectReplacements/Object 8" xlink:type="simple" xlink:show="embed" xlink:actuate="onLoad"/></draw:frame></text:span></text:p>
      <text:p text:style-name="P3"><text:span text:style-name="T4">subroutine libtetrabz_polimg(ltetra,bvec,nb,nge,eig1,eig2,ngw,wght,ne,e0)</text:span></text:p>
      <text:p text:style-name="P9"><text:span text:style-name="T6"><text:s text:c="2"/>integer,intent(in) :: ltetra, nge(3), ngw(3), nb, ne</text:span></text:p>
      <text:p text:style-name="P9"><text:span text:style-name="T6"><text:s text:c="2"/>real(8),intent(in) :: bvec(3,3), e0(ne)</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2,ne,nb,nb,ngw(1),ngw(2),ngw(3))</text:span></text:p>
      <text:p text:style-name="P9"><text:span text:style-name="T6">end subroutine libtetrabz_polimg</text:span></text:p>
      <text:p text:style-name="P9"><text:span text:style-name="T6"/></text:p>
      <text:p text:style-name="P9"><text:span text:style-name="T6"/></text:p>
      <text:p text:style-name="P9"><text:span text:style-name="T6">subroutine libtetrabz_mpi_polimg(ltetra,comm0,bvec,nb, &amp;</text:span></text:p>
      <text:p text:style-name="P9"><text:span text:style-name="T6">&amp; <text:s text:c="31"/>nge,eig1,eig2,ngw,wght,ne,e0)</text:span></text:p>
      <text:p text:style-name="P9"><text:span text:style-name="T6"><text:s text:c="2"/>integer,intent(in) :: ltetra, comm0, nge(3), ngw(3), nb, ne</text:span></text:p>
      <text:p text:style-name="P9"><text:span text:style-name="T6"><text:s text:c="2"/>real(8),intent(in) :: bvec(3,3), e0(ne)</text:span></text:p>
      <text:p text:style-name="P9"><text:span text:style-name="T6"><text:s text:c="2"/>real(8),intent(in) :: eig1(nb,nge(1),nge(2),nge(3)), &amp;</text:span></text:p>
      <text:p text:style-name="P9"><text:span text:style-name="T6"><text:s text:c="2"/>&amp; <text:s text:c="20"/>eig2(nb,nge(1),nge(2),nge(3))</text:span></text:p>
      <text:p text:style-name="P9"><text:span text:style-name="T6"><text:s text:c="2"/>real(8),intent(out) :: wght(2,ne,nb,nb,ngw(1),ngw(2),ngw(3))</text:span></text:p>
      <text:p text:style-name="P9"><text:span text:style-name="T6">end subroutine libtetrabz_mpi_polimg</text:span></text:p>
      <text:p text:style-name="P9"><text:span text:style-name="T6"/></text:p>
      <text:p text:style-name="P13"><text:span text:style-name="T3">ltetra</text:span><text:span text:style-name="T6"> : (入力、整数)テトラへドロン法の種類を決める。 </text:span></text:p>
      <text:p text:style-name="P13"><text:span text:style-name="T6">　　　　1・・・線形テトラへドロン法</text:span></text:p>
      <text:p text:style-name="P15"><text:span text:style-name="T6">　　　　2・・・最適化線形テトラへドロン法</text:span></text:p>
      <text:p text:style-name="P1"><text:span text:style-name="T3">comm</text:span><text:span text:style-name="T6"> : (入力、整数) MPI版のみ。コミニュケータ。</text:span></text:p>
      <text:p text:style-name="P17"><text:span text:style-name="T3">bvec</text:span><text:span text:style-name="T6">(3,3) : (入力、実数配列)逆格子ベクトル。単位は任意で良い。逆格子の形によって四面体の切り方を決めるため、それらの長さの比のみが必要であるため。</text:span></text:p>
      <text:p text:style-name="P1"><text:span text:style-name="T3">nb</text:span><text:span text:style-name="T6"> : (入力、整数)バンド本数</text:span></text:p>
      <text:p text:style-name="P1"><text:span text:style-name="T3">nge(3) </text:span><text:span text:style-name="T6">: (入力、整数配列) 軌道エネルギーのメッシュ数。</text:span></text:p>
      <text:p text:style-name="P25"><text:span text:style-name="T3">eig1(nb,nge(1),nge(2),nge(3))</text:span><text:span text:style-name="T6"> : (入力、実数配列) 軌道エネルギー。</text:span><text:span text:style-name="T8">Fermiエネルギーを基準とすること(</text:span><text:span text:style-name="T9">"</text:span><text:span text:style-name="T10">F</text:span><text:span text:style-name="T8">=0)。</text:span><text:span text:style-name="T11">eig2</text:span><text:span text:style-name="T8">も同様</text:span><text:span text:style-name="T6">。</text:span></text:p>
      <text:p text:style-name="P25"><text:span text:style-name="T3">eig2(nb,nge(1),nge(2),nge(3))</text:span><text:span text:style-name="T6"> : (入力、実数配列) 軌道エネルギー。移行運動量の分だけグリッドをずらしたものなど。</text:span></text:p>
      <text:p text:style-name="P21"><text:span text:style-name="T3">ngw(3)</text:span><text:span text:style-name="T6"> : (入力、整数配列) 軌道エネルギーのメッシュ数。</text:span><text:span text:style-name="T3">nge</text:span><text:span text:style-name="T6">と違っていても構わない（付録参照）。</text:span></text:p>
      <text:p text:style-name="P23"><text:span text:style-name="T3">wght(2,ne,nb,nb,ngw(1),ngw(2),ngw(3))</text:span><text:span text:style-name="T6"> : (出力、実数配列) 積分重み 。１番目の次元は実部と虚部を格納する。</text:span></text:p>
      <text:p text:style-name="P1"><text:span text:style-name="T3">ne</text:span><text:span text:style-name="T6"> : (入力、整数)計算を行う虚振動数の点数</text:span></text:p>
      <text:p text:style-name="P3"><text:span text:style-name="T3">e0(ne)</text:span><text:span text:style-name="T6"> : (入力、実数配列) 計算を行う虚振動数</text:span></text:p>
      <text:p text:style-name="P30"><text:span text:style-name="T6">５、　サンプルソースコード（抜粋）</text:span></text:p>
      <text:p text:style-name="P3"><text:span text:style-name="T6">以下では電荷密度を計算するサブルーチンを示す。</text:span></text:p>
      <text:p text:style-name="P3"><text:span text:style-name="T6"/></text:p>
      <text:p text:style-name="P3"><text:span text:style-name="T6">subroutin calc_rho(nr,nb,ng,bvec,eig,psi)</text:span></text:p>
      <text:p text:style-name="P3"><text:span text:style-name="T6"><text:s text:c="2"/>!</text:span></text:p>
      <text:p text:style-name="P3"><text:span text:style-name="T6"><text:s text:c="2"/>use libtetrabz, only : libtetrabz_fermieng</text:span></text:p>
      <text:p text:style-name="P3"><text:span text:style-name="T6"><text:s text:c="2"/>implicit none</text:span></text:p>
      <text:p text:style-name="P3"><text:span text:style-name="T6"><text:s text:c="2"/>!</text:span></text:p>
      <text:p text:style-name="P3"><text:span text:style-name="T6"><text:s text:c="2"/>integer,intent(in) :: nr <text:s text:c="2"/>!</text:span></text:p>
      <text:p text:style-name="P3"><text:span text:style-name="T6"><text:s text:c="2"/>integer,intent(in) :: nb <text:s/>!</text:span></text:p>
      <text:p text:style-name="P3"><text:span text:style-name="T6"><text:s text:c="2"/>integer,intent(in) :: ng(3) <text:s text:c="2"/>!</text:span></text:p>
      <text:p text:style-name="P3"><text:span text:style-name="T6"><text:s text:c="2"/>real(8),intent(in) :: bvec(3,3) <text:s/>!</text:span></text:p>
      <text:p text:style-name="P3"><text:span text:style-name="T6"><text:s text:c="2"/>real(8),intent(in) <text:s/>:: eig(nb,ng(1),ng(2),ng(3))</text:span></text:p>
      <text:p text:style-name="P3"><text:span text:style-name="T6"><text:s text:c="2"/>complex(8),intent(in) :: psi(nr,nb,ng(1),ng(2),ng(3))</text:span></text:p>
      <text:p text:style-name="P3"><text:span text:style-name="T6"><text:s text:c="2"/>!</text:span></text:p>
      <text:p text:style-name="P3"><text:span text:style-name="T6"><text:s text:c="2"/>integer :: ib, i1, i2, i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mmi10" svg:font-family="cmmi10"/>
    <style:font-face style:name="TakaoPGothic2" svg:font-family="TakaoPGothic" style:font-family-generic="swiss"/>
    <style:font-face style:name="cmmi101" svg:font-family="cmmi10" style:font-pitch="variable"/>
    <style:font-face style:name="cmr10" svg:font-family="cmr10" style:font-pitch="variable"/>
    <style:font-face style:name="Bitstream Charter" svg:font-family="'Bitstream Charter'" style:font-family-generic="roman" style:font-pitch="variable"/>
    <style:font-face style:name="TakaoPMincho" svg:font-family="TakaoPMincho" style:font-family-generic="roman" style:font-pitch="variable"/>
    <style:font-face style:name="TakaoGothic" svg:font-family="TakaoGothic" style:font-family-generic="swiss" style:font-pitch="variable"/>
    <style:font-face style:name="TakaoPGothic" svg:font-family="TakaoPGothic" style:font-family-generic="swiss" style:font-pitch="variable"/>
    <style:font-face style:name="TakaoPGothic1" svg:font-family="TakaoPGothic" style:font-adornments="標準" style:font-family-generic="swiss" style:font-pitch="variable"/>
    <style:font-face style:name="Lohit Hindi" svg:font-family="'Lohit Hindi'" style:font-family-generic="system" style:font-pitch="variable"/>
    <style:font-face style:name="TakaoPGothic3"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kaoPMincho" fo:font-size="12pt" fo:language="en" fo:country="US" style:letter-kerning="true" style:font-name-asian="TakaoPGothic3"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kaoPGothic1" style:font-size-asian="12pt"/>
    </style:style>
    <style:style style:name="Heading" style:family="paragraph" style:parent-style-name="Standard" style:next-style-name="Text_20_body" style:class="text">
      <style:paragraph-properties fo:margin-top="0.423cm" fo:margin-bottom="0.212cm" fo:keep-with-next="always"/>
      <style:text-properties style:font-name="TakaoPGothic" fo:font-size="14pt" style:font-name-asian="TakaoPGothic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wamura Mitsuaki</meta:initial-creator>
    <meta:creation-date>2014-11-20T17:25:47</meta:creation-date>
    <dc:date>2014-11-21T20:16:00</dc:date>
    <dc:creator>Kawamura Mitsuaki</dc:creator>
    <meta:editing-duration>PT11H51M3S</meta:editing-duration>
    <meta:editing-cycles>15</meta:editing-cycles>
    <meta:generator>LibreOffice/3.5$Linux_X86_64 LibreOffice_project/350m1$Build-2</meta:generator>
    <meta:document-statistic meta:table-count="0" meta:image-count="0" meta:object-count="16" meta:page-count="11" meta:paragraph-count="291" meta:word-count="1919" meta:character-count="11459" meta:non-whitespace-character-count="10299"/>
  </office:meta>
</office:document-meta>
</file>

<file path=Object 1/content.xml><?xml version="1.0" encoding="utf-8"?>
<math xmlns="http://www.w3.org/1998/Math/MathML">
  <semantics>
    <mrow>
      <mrow>
        <munder>
          <mo stretchy="false">∑</mo>
          <mrow>
            <mi mathvariant="normal">n</mi>
            <mi mathvariant="normal">k</mi>
          </mrow>
        </munder>
        <mo stretchy="false">µ</mo>
      </mrow>
      <mrow>
        <mo stretchy="false">(</mo>
        <mrow>
          <mrow>
            <msub>
              <mo stretchy="false">"</mo>
              <mrow>
                <mtext>F</mtext>
              </mrow>
            </msub>
            <mo stretchy="false">−</mo>
            <msub>
              <mo stretchy="false">"</mo>
              <mrow>
                <mi mathvariant="normal">n</mi>
                <mi mathvariant="normal">k</mi>
              </mrow>
            </msub>
          </mrow>
        </mrow>
        <mo stretchy="false">)</mo>
      </mrow>
      <msub>
        <mi mathvariant="normal">X</mi>
        <mrow>
          <mi mathvariant="normal">n</mi>
          <mi mathvariant="normal">k</mi>
        </mrow>
      </msub>
    </mrow>
    <annotation encoding="StarMath 5.0">sum from{n k} %theta(%varepsilon_{"F"}-%varepsilon_{n k}) X_{n k}</annotation>
  </semantics>
</math>
</file>

<file path=Object 10/content.xml><?xml version="1.0" encoding="utf-8"?>
<math xmlns="http://www.w3.org/1998/Math/MathML">
  <semantics>
    <mrow>
      <mrow>
        <munder>
          <mo stretchy="false">∑</mo>
          <mrow>
            <mi mathvariant="normal">n</mi>
            <mi mathvariant="normal">k</mi>
          </mrow>
        </munder>
        <mo stretchy="false">µ</mo>
      </mrow>
      <mrow>
        <mo stretchy="false">(</mo>
        <mrow>
          <mrow>
            <msub>
              <mo stretchy="false">"</mo>
              <mrow>
                <mtext>F</mtext>
              </mrow>
            </msub>
            <mo stretchy="false">−</mo>
            <msub>
              <mo stretchy="false">"</mo>
              <mrow>
                <mi mathvariant="normal">n</mi>
                <mi mathvariant="normal">k</mi>
              </mrow>
            </msub>
          </mrow>
        </mrow>
        <mo stretchy="false">)</mo>
      </mrow>
      <msub>
        <mi mathvariant="normal">X</mi>
        <mrow>
          <mi mathvariant="normal">n</mi>
          <mi mathvariant="normal">k</mi>
        </mrow>
      </msub>
    </mrow>
    <annotation encoding="StarMath 5.0">sum from{n k} %theta(%varepsilon_{"F"}-%varepsilon_{n k}) X_{n k}</annotation>
  </semantics>
</math>
</file>

<file path=Object 11/content.xml><?xml version="1.0" encoding="utf-8"?>
<math xmlns="http://www.w3.org/1998/Math/MathML">
  <semantics>
    <mrow>
      <mrow>
        <munder>
          <mo stretchy="false">∑</mo>
          <mrow>
            <mi mathvariant="normal">n</mi>
            <mi mathvariant="normal">k</mi>
          </mrow>
        </munder>
        <mo stretchy="false">±</mo>
      </mrow>
      <mrow>
        <mo stretchy="false">(</mo>
        <mrow>
          <mrow>
            <mo stretchy="false">!</mo>
            <mo stretchy="false">−</mo>
            <msub>
              <mo stretchy="false">"</mo>
              <mrow>
                <mi mathvariant="normal">n</mi>
                <mi mathvariant="normal">k</mi>
              </mrow>
            </msub>
          </mrow>
        </mrow>
        <mo stretchy="false">)</mo>
      </mrow>
      <msub>
        <mi mathvariant="normal">X</mi>
        <mrow>
          <mi mathvariant="normal">n</mi>
          <mi mathvariant="normal">k</mi>
        </mrow>
      </msub>
      <mrow>
        <mo stretchy="false">(</mo>
        <mrow>
          <mo stretchy="false">!</mo>
        </mrow>
        <mo stretchy="false">)</mo>
      </mrow>
    </mrow>
    <annotation encoding="StarMath 5.0">sum from{n k} %delta(%omega-%varepsilon_{n k}) X_{n k}(%omega)</annotation>
  </semantics>
</math>
</file>

<file path=Object 12/content.xml><?xml version="1.0" encoding="utf-8"?>
<math xmlns="http://www.w3.org/1998/Math/MathML">
  <semantics>
    <mrow>
      <mrow>
        <munder>
          <mo stretchy="false">∑</mo>
          <mrow>
            <mi mathvariant="normal">n</mi>
            <msup>
              <mi mathvariant="normal">n</mi>
              <mo stretchy="false">′</mo>
            </msup>
            <mi mathvariant="normal">k</mi>
          </mrow>
        </munder>
        <mo stretchy="false">±</mo>
      </mrow>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mo>
      <mrow>
        <mo stretchy="false">(</mo>
        <mrow>
          <mrow>
            <msub>
              <mo stretchy="false">"</mo>
              <mrow>
                <mtext>F</mtext>
              </mrow>
            </msub>
            <mo stretchy="false">−</mo>
            <msubsup>
              <mo stretchy="false">"</mo>
              <mrow>
                <msup>
                  <mi mathvariant="normal">n</mi>
                  <mo stretchy="false">′</mo>
                </msup>
                <mi mathvariant="normal">k</mi>
              </mrow>
              <mrow>
                <mo stretchy="false">(</mo>
                <mrow>
                  <mn>2</mn>
                </mrow>
                <mo stretchy="false">)</mo>
              </mrow>
            </msubsup>
          </mrow>
        </mrow>
        <mo stretchy="false">)</mo>
      </mrow>
      <msub>
        <mi mathvariant="normal">X</mi>
        <mrow>
          <mi mathvariant="normal">n</mi>
          <msup>
            <mi mathvariant="normal">n</mi>
            <mo stretchy="false">′</mo>
          </msup>
          <mi mathvariant="normal">k</mi>
        </mrow>
      </msub>
    </mrow>
    <annotation encoding="StarMath 5.0">sum from{n n^%prime k} 
%delta(%varepsilon_{"F"}-%varepsilon^(1)_{n k}) 
%delta(%varepsilon_{"F"}-%varepsilon^(2)_{n^%prime k})
X_{n n^%prime k}
</annotation>
  </semantics>
</math>
</file>

<file path=Object 13/content.xml><?xml version="1.0" encoding="utf-8"?>
<math xmlns="http://www.w3.org/1998/Math/MathML">
  <semantics>
    <mrow>
      <mrow>
        <munder>
          <mo stretchy="false">∑</mo>
          <mrow>
            <mi mathvariant="normal">n</mi>
            <msup>
              <mi mathvariant="normal">n</mi>
              <mo stretchy="false">′</mo>
            </msup>
            <mi mathvariant="normal">k</mi>
          </mrow>
        </munder>
        <mo stretchy="false">µ</mo>
      </mrow>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i mathvariant="normal">n</mi>
                <mi mathvariant="normal">k</mi>
              </mrow>
              <mrow>
                <mo stretchy="false">(</mo>
                <mrow>
                  <mn>1</mn>
                </mrow>
                <mo stretchy="false">)</mo>
              </mrow>
            </msubsup>
            <mo stretchy="false">−</mo>
            <msubsup>
              <mo stretchy="false">"</mo>
              <mrow>
                <msup>
                  <mi mathvariant="normal">n</mi>
                  <mo stretchy="false">′</mo>
                </msup>
                <mi mathvariant="normal">k</mi>
              </mrow>
              <mrow>
                <mo stretchy="false">(</mo>
                <mrow>
                  <mn>2</mn>
                </mrow>
                <mo stretchy="false">)</mo>
              </mrow>
            </msubsup>
          </mrow>
        </mrow>
        <mo stretchy="false">)</mo>
      </mrow>
      <msub>
        <mi mathvariant="normal">X</mi>
        <mrow>
          <mi mathvariant="normal">n</mi>
          <msup>
            <mi mathvariant="normal">n</mi>
            <mo stretchy="false">′</mo>
          </msup>
          <mi mathvariant="normal">k</mi>
        </mrow>
      </msub>
    </mrow>
    <annotation encoding="StarMath 5.0">sum from{n n^%prime k} 
%theta(%varepsilon_{"F"}-%varepsilon^(1)_{n k}) 
%theta(%varepsilon^(1)_{n k}-%varepsilon^(2)_{n^%prime k}) 
X_{n n^%prime k}</annotation>
  </semantics>
</math>
</file>

<file path=Object 14/content.xml><?xml version="1.0" encoding="utf-8"?>
<math xmlns="http://www.w3.org/1998/Math/MathML">
  <semantics>
    <mrow>
      <mrow>
        <munder>
          <mo stretchy="false">∑</mo>
          <mrow>
            <mi mathvariant="normal">n</mi>
            <msup>
              <mi mathvariant="normal">n</mi>
              <mo stretchy="false">′</mo>
            </msup>
            <mi mathvariant="normal">k</mi>
          </mrow>
        </munder>
        <mrow>
          <mfrac>
            <mrow>
              <mo stretchy="false">µ</mo>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sup>
                          <mi mathvariant="normal">n</mi>
                          <mo stretchy="false">′</mo>
                        </msup>
                        <mi mathvariant="normal">k</mi>
                      </mrow>
                      <mrow>
                        <mo stretchy="false">(</mo>
                        <mrow>
                          <mn>2</mn>
                        </mrow>
                        <mo stretchy="false">)</mo>
                      </mrow>
                    </msubsup>
                    <mo stretchy="false">−</mo>
                    <msub>
                      <mo stretchy="false">"</mo>
                      <mrow>
                        <mtext>F</mtext>
                      </mrow>
                    </msub>
                  </mrow>
                </mrow>
                <mo stretchy="false">)</mo>
              </mrow>
            </mrow>
            <mrow>
              <mrow>
                <msubsup>
                  <mo stretchy="false">"</mo>
                  <mrow>
                    <msup>
                      <mi mathvariant="normal">n</mi>
                      <mo stretchy="false">′</mo>
                    </msup>
                    <mi mathvariant="normal">k</mi>
                  </mrow>
                  <mrow>
                    <mo stretchy="false">(</mo>
                    <mrow>
                      <mn>2</mn>
                    </mrow>
                    <mo stretchy="false">)</mo>
                  </mrow>
                </msubsup>
                <mo stretchy="false">−</mo>
                <msubsup>
                  <mo stretchy="false">"</mo>
                  <mrow>
                    <mi mathvariant="normal">n</mi>
                    <mi mathvariant="normal">k</mi>
                  </mrow>
                  <mrow>
                    <mo stretchy="false">(</mo>
                    <mrow>
                      <mn>1</mn>
                    </mrow>
                    <mo stretchy="false">)</mo>
                  </mrow>
                </msubsup>
              </mrow>
            </mrow>
          </mfrac>
        </mrow>
      </mrow>
      <msub>
        <mi mathvariant="normal">X</mi>
        <mrow>
          <mi mathvariant="normal">n</mi>
          <msup>
            <mi mathvariant="normal">n</mi>
            <mo stretchy="false">′</mo>
          </msup>
          <mi mathvariant="normal">k</mi>
        </mrow>
      </msub>
    </mrow>
    <annotation encoding="StarMath 5.0">sum from{n n^%prime k} 
{{
%theta(%varepsilon_{"F"}-%varepsilon^(1)_{n k}) 
%theta(%varepsilon^(2)_{n^%prime k}-%varepsilon_{"F"}) 
}
over{%varepsilon^(2)_{n^%prime k}-%varepsilon^(1)_{n k}}}
X_{n n^%prime k}</annotation>
  </semantics>
</math>
</file>

<file path=Object 15/content.xml><?xml version="1.0" encoding="utf-8"?>
<math xmlns="http://www.w3.org/1998/Math/MathML">
  <semantics>
    <mrow>
      <mrow>
        <munder>
          <mo stretchy="false">∑</mo>
          <mrow>
            <mi mathvariant="normal">n</mi>
            <msup>
              <mi mathvariant="normal">n</mi>
              <mo stretchy="false">′</mo>
            </msup>
            <mi mathvariant="normal">k</mi>
          </mrow>
        </munder>
        <mo stretchy="false">µ</mo>
      </mrow>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sup>
                  <mi mathvariant="normal">n</mi>
                  <mo stretchy="false">′</mo>
                </msup>
                <mi mathvariant="normal">k</mi>
              </mrow>
              <mrow>
                <mo stretchy="false">(</mo>
                <mrow>
                  <mn>2</mn>
                </mrow>
                <mo stretchy="false">)</mo>
              </mrow>
            </msubsup>
            <mo stretchy="false">−</mo>
            <msub>
              <mo stretchy="false">"</mo>
              <mrow>
                <mtext>F</mtext>
              </mrow>
            </msub>
          </mrow>
        </mrow>
        <mo stretchy="false">)</mo>
      </mrow>
      <mo stretchy="false">±</mo>
      <mrow>
        <mo stretchy="false">(</mo>
        <mrow>
          <mrow>
            <mrow>
              <msubsup>
                <mo stretchy="false">"</mo>
                <mrow>
                  <msup>
                    <mi mathvariant="normal">n</mi>
                    <mo stretchy="false">′</mo>
                  </msup>
                  <mi mathvariant="normal">k</mi>
                </mrow>
                <mrow>
                  <mo stretchy="false">(</mo>
                  <mrow>
                    <mn>2</mn>
                  </mrow>
                  <mo stretchy="false">)</mo>
                </mrow>
              </msubsup>
              <mo stretchy="false">−</mo>
              <msubsup>
                <mo stretchy="false">"</mo>
                <mrow>
                  <mi mathvariant="normal">n</mi>
                  <mi mathvariant="normal">k</mi>
                </mrow>
                <mrow>
                  <mo stretchy="false">(</mo>
                  <mrow>
                    <mn>1</mn>
                  </mrow>
                  <mo stretchy="false">)</mo>
                </mrow>
              </msubsup>
            </mrow>
            <mo stretchy="false">−</mo>
            <mo stretchy="false">!</mo>
          </mrow>
        </mrow>
        <mo stretchy="false">)</mo>
      </mrow>
      <msub>
        <mi mathvariant="normal">X</mi>
        <mrow>
          <mi mathvariant="normal">n</mi>
          <msup>
            <mi mathvariant="normal">n</mi>
            <mo stretchy="false">′</mo>
          </msup>
          <mi mathvariant="normal">k</mi>
        </mrow>
      </msub>
      <mrow>
        <mo stretchy="false">(</mo>
        <mrow>
          <mo stretchy="false">!</mo>
        </mrow>
        <mo stretchy="false">)</mo>
      </mrow>
    </mrow>
    <annotation encoding="StarMath 5.0">sum from{n n^%prime k} 
%theta(%varepsilon_{"F"}-%varepsilon^(1)_{n k}) 
%theta(%varepsilon^(2)_{n^%prime k}-%varepsilon_{"F"}) 
%delta(%varepsilon^(2)_{n^%prime k}-%varepsilon^(1)_{n k}-%omega)
X_{n n^%prime k}(%omega)</annotation>
  </semantics>
</math>
</file>

<file path=Object 16/content.xml><?xml version="1.0" encoding="utf-8"?>
<math xmlns="http://www.w3.org/1998/Math/MathML">
  <semantics>
    <mrow>
      <mrow>
        <munder>
          <mo stretchy="false">∑</mo>
          <mrow>
            <mi mathvariant="normal">n</mi>
            <msup>
              <mi mathvariant="normal">n</mi>
              <mo stretchy="false">′</mo>
            </msup>
            <mi mathvariant="normal">k</mi>
          </mrow>
        </munder>
        <mrow>
          <mfrac>
            <mrow>
              <mo stretchy="false">µ</mo>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sup>
                          <mi mathvariant="normal">n</mi>
                          <mo stretchy="false">′</mo>
                        </msup>
                        <mi mathvariant="normal">k</mi>
                      </mrow>
                      <mrow>
                        <mo stretchy="false">(</mo>
                        <mrow>
                          <mn>2</mn>
                        </mrow>
                        <mo stretchy="false">)</mo>
                      </mrow>
                    </msubsup>
                    <mo stretchy="false">−</mo>
                    <msub>
                      <mo stretchy="false">"</mo>
                      <mrow>
                        <mtext>F</mtext>
                      </mrow>
                    </msub>
                  </mrow>
                </mrow>
                <mo stretchy="false">)</mo>
              </mrow>
            </mrow>
            <mrow>
              <mrow>
                <mrow>
                  <msubsup>
                    <mo stretchy="false">"</mo>
                    <mrow>
                      <msup>
                        <mi mathvariant="normal">n</mi>
                        <mo stretchy="false">′</mo>
                      </msup>
                      <mi mathvariant="normal">k</mi>
                    </mrow>
                    <mrow>
                      <mo stretchy="false">(</mo>
                      <mrow>
                        <mn>2</mn>
                      </mrow>
                      <mo stretchy="false">)</mo>
                    </mrow>
                  </msubsup>
                  <mo stretchy="false">−</mo>
                  <msubsup>
                    <mo stretchy="false">"</mo>
                    <mrow>
                      <mi mathvariant="normal">n</mi>
                      <mi mathvariant="normal">k</mi>
                    </mrow>
                    <mrow>
                      <mo stretchy="false">(</mo>
                      <mrow>
                        <mn>1</mn>
                      </mrow>
                      <mo stretchy="false">)</mo>
                    </mrow>
                  </msubsup>
                </mrow>
                <mo stretchy="false">+</mo>
                <mi mathvariant="normal">i</mi>
              </mrow>
              <mo stretchy="false">!</mo>
            </mrow>
          </mfrac>
        </mrow>
      </mrow>
      <msub>
        <mi mathvariant="normal">X</mi>
        <mrow>
          <mi mathvariant="normal">n</mi>
          <msup>
            <mi mathvariant="normal">n</mi>
            <mo stretchy="false">′</mo>
          </msup>
          <mi mathvariant="normal">k</mi>
        </mrow>
      </msub>
    </mrow>
    <annotation encoding="StarMath 5.0">sum from{n n^%prime k} 
{{
%theta(%varepsilon_{"F"}-%varepsilon^(1)_{n k}) 
%theta(%varepsilon^(2)_{n^%prime k}-%varepsilon_{"F"}) 
}
over{%varepsilon^(2)_{n^%prime k}-%varepsilon^(1)_{n k}+i%omega}}
X_{n n^%prime k}</annotation>
  </semantics>
</math>
</file>

<file path=Object 2/content.xml><?xml version="1.0" encoding="utf-8"?>
<math xmlns="http://www.w3.org/1998/Math/MathML">
  <semantics>
    <mrow>
      <mrow>
        <munder>
          <mo stretchy="false">∑</mo>
          <mrow>
            <mi mathvariant="normal">n</mi>
            <mi mathvariant="normal">k</mi>
          </mrow>
        </munder>
        <mo stretchy="false">µ</mo>
      </mrow>
      <mrow>
        <mo stretchy="false">(</mo>
        <mrow>
          <mrow>
            <msub>
              <mo stretchy="false">"</mo>
              <mrow>
                <mtext>F</mtext>
              </mrow>
            </msub>
            <mo stretchy="false">−</mo>
            <msub>
              <mo stretchy="false">"</mo>
              <mrow>
                <mi mathvariant="normal">n</mi>
                <mi mathvariant="normal">k</mi>
              </mrow>
            </msub>
          </mrow>
        </mrow>
        <mo stretchy="false">)</mo>
      </mrow>
      <msub>
        <mi mathvariant="normal">X</mi>
        <mrow>
          <mi mathvariant="normal">n</mi>
          <mi mathvariant="normal">k</mi>
        </mrow>
      </msub>
    </mrow>
    <annotation encoding="StarMath 5.0">sum from{n k} %theta(%varepsilon_{"F"}-%varepsilon_{n k}) X_{n k}</annotation>
  </semantics>
</math>
</file>

<file path=Object 3/content.xml><?xml version="1.0" encoding="utf-8"?>
<math xmlns="http://www.w3.org/1998/Math/MathML">
  <semantics>
    <mrow>
      <mrow>
        <munder>
          <mo stretchy="false">∑</mo>
          <mrow>
            <mi mathvariant="normal">n</mi>
            <mi mathvariant="normal">k</mi>
          </mrow>
        </munder>
        <mo stretchy="false">±</mo>
      </mrow>
      <mrow>
        <mo stretchy="false">(</mo>
        <mrow>
          <mrow>
            <mo stretchy="false">!</mo>
            <mo stretchy="false">−</mo>
            <msub>
              <mo stretchy="false">"</mo>
              <mrow>
                <mi mathvariant="normal">n</mi>
                <mi mathvariant="normal">k</mi>
              </mrow>
            </msub>
          </mrow>
        </mrow>
        <mo stretchy="false">)</mo>
      </mrow>
      <msub>
        <mi mathvariant="normal">X</mi>
        <mrow>
          <mi mathvariant="normal">n</mi>
          <mi mathvariant="normal">k</mi>
        </mrow>
      </msub>
      <mrow>
        <mo stretchy="false">(</mo>
        <mrow>
          <mo stretchy="false">!</mo>
        </mrow>
        <mo stretchy="false">)</mo>
      </mrow>
    </mrow>
    <annotation encoding="StarMath 5.0">sum from{n k} %delta(%omega-%varepsilon_{n k}) X_{n k}(%omega)</annotation>
  </semantics>
</math>
</file>

<file path=Object 4/content.xml><?xml version="1.0" encoding="utf-8"?>
<math xmlns="http://www.w3.org/1998/Math/MathML">
  <semantics>
    <mrow>
      <mrow>
        <munder>
          <mo stretchy="false">∑</mo>
          <mrow>
            <mi mathvariant="normal">n</mi>
            <msup>
              <mi mathvariant="normal">n</mi>
              <mo stretchy="false">′</mo>
            </msup>
            <mi mathvariant="normal">k</mi>
          </mrow>
        </munder>
        <mo stretchy="false">±</mo>
      </mrow>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mo>
      <mrow>
        <mo stretchy="false">(</mo>
        <mrow>
          <mrow>
            <msub>
              <mo stretchy="false">"</mo>
              <mrow>
                <mtext>F</mtext>
              </mrow>
            </msub>
            <mo stretchy="false">−</mo>
            <msubsup>
              <mo stretchy="false">"</mo>
              <mrow>
                <msup>
                  <mi mathvariant="normal">n</mi>
                  <mo stretchy="false">′</mo>
                </msup>
                <mi mathvariant="normal">k</mi>
              </mrow>
              <mrow>
                <mo stretchy="false">(</mo>
                <mrow>
                  <mn>2</mn>
                </mrow>
                <mo stretchy="false">)</mo>
              </mrow>
            </msubsup>
          </mrow>
        </mrow>
        <mo stretchy="false">)</mo>
      </mrow>
      <msub>
        <mi mathvariant="normal">X</mi>
        <mrow>
          <mi mathvariant="normal">n</mi>
          <msup>
            <mi mathvariant="normal">n</mi>
            <mo stretchy="false">′</mo>
          </msup>
          <mi mathvariant="normal">k</mi>
        </mrow>
      </msub>
    </mrow>
    <annotation encoding="StarMath 5.0">sum from{n n^%prime k} 
%delta(%varepsilon_{"F"}-%varepsilon^(1)_{n k}) 
%delta(%varepsilon_{"F"}-%varepsilon^(2)_{n^%prime k})
X_{n n^%prime k}
</annotation>
  </semantics>
</math>
</file>

<file path=Object 5/content.xml><?xml version="1.0" encoding="utf-8"?>
<math xmlns="http://www.w3.org/1998/Math/MathML">
  <semantics>
    <mrow>
      <mrow>
        <munder>
          <mo stretchy="false">∑</mo>
          <mrow>
            <mi mathvariant="normal">n</mi>
            <msup>
              <mi mathvariant="normal">n</mi>
              <mo stretchy="false">′</mo>
            </msup>
            <mi mathvariant="normal">k</mi>
          </mrow>
        </munder>
        <mo stretchy="false">µ</mo>
      </mrow>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i mathvariant="normal">n</mi>
                <mi mathvariant="normal">k</mi>
              </mrow>
              <mrow>
                <mo stretchy="false">(</mo>
                <mrow>
                  <mn>1</mn>
                </mrow>
                <mo stretchy="false">)</mo>
              </mrow>
            </msubsup>
            <mo stretchy="false">−</mo>
            <msubsup>
              <mo stretchy="false">"</mo>
              <mrow>
                <msup>
                  <mi mathvariant="normal">n</mi>
                  <mo stretchy="false">′</mo>
                </msup>
                <mi mathvariant="normal">k</mi>
              </mrow>
              <mrow>
                <mo stretchy="false">(</mo>
                <mrow>
                  <mn>2</mn>
                </mrow>
                <mo stretchy="false">)</mo>
              </mrow>
            </msubsup>
          </mrow>
        </mrow>
        <mo stretchy="false">)</mo>
      </mrow>
      <msub>
        <mi mathvariant="normal">X</mi>
        <mrow>
          <mi mathvariant="normal">n</mi>
          <msup>
            <mi mathvariant="normal">n</mi>
            <mo stretchy="false">′</mo>
          </msup>
          <mi mathvariant="normal">k</mi>
        </mrow>
      </msub>
    </mrow>
    <annotation encoding="StarMath 5.0">sum from{n n^%prime k} 
%theta(%varepsilon_{"F"}-%varepsilon^(1)_{n k}) 
%theta(%varepsilon^(1)_{n k}-%varepsilon^(2)_{n^%prime k}) 
X_{n n^%prime k}</annotation>
  </semantics>
</math>
</file>

<file path=Object 6/content.xml><?xml version="1.0" encoding="utf-8"?>
<math xmlns="http://www.w3.org/1998/Math/MathML">
  <semantics>
    <mrow>
      <mrow>
        <munder>
          <mo stretchy="false">∑</mo>
          <mrow>
            <mi mathvariant="normal">n</mi>
            <msup>
              <mi mathvariant="normal">n</mi>
              <mo stretchy="false">′</mo>
            </msup>
            <mi mathvariant="normal">k</mi>
          </mrow>
        </munder>
        <mrow>
          <mfrac>
            <mrow>
              <mo stretchy="false">µ</mo>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sup>
                          <mi mathvariant="normal">n</mi>
                          <mo stretchy="false">′</mo>
                        </msup>
                        <mi mathvariant="normal">k</mi>
                      </mrow>
                      <mrow>
                        <mo stretchy="false">(</mo>
                        <mrow>
                          <mn>2</mn>
                        </mrow>
                        <mo stretchy="false">)</mo>
                      </mrow>
                    </msubsup>
                    <mo stretchy="false">−</mo>
                    <msub>
                      <mo stretchy="false">"</mo>
                      <mrow>
                        <mtext>F</mtext>
                      </mrow>
                    </msub>
                  </mrow>
                </mrow>
                <mo stretchy="false">)</mo>
              </mrow>
            </mrow>
            <mrow>
              <mrow>
                <msubsup>
                  <mo stretchy="false">"</mo>
                  <mrow>
                    <msup>
                      <mi mathvariant="normal">n</mi>
                      <mo stretchy="false">′</mo>
                    </msup>
                    <mi mathvariant="normal">k</mi>
                  </mrow>
                  <mrow>
                    <mo stretchy="false">(</mo>
                    <mrow>
                      <mn>2</mn>
                    </mrow>
                    <mo stretchy="false">)</mo>
                  </mrow>
                </msubsup>
                <mo stretchy="false">−</mo>
                <msubsup>
                  <mo stretchy="false">"</mo>
                  <mrow>
                    <mi mathvariant="normal">n</mi>
                    <mi mathvariant="normal">k</mi>
                  </mrow>
                  <mrow>
                    <mo stretchy="false">(</mo>
                    <mrow>
                      <mn>1</mn>
                    </mrow>
                    <mo stretchy="false">)</mo>
                  </mrow>
                </msubsup>
              </mrow>
            </mrow>
          </mfrac>
        </mrow>
      </mrow>
      <msub>
        <mi mathvariant="normal">X</mi>
        <mrow>
          <mi mathvariant="normal">n</mi>
          <msup>
            <mi mathvariant="normal">n</mi>
            <mo stretchy="false">′</mo>
          </msup>
          <mi mathvariant="normal">k</mi>
        </mrow>
      </msub>
    </mrow>
    <annotation encoding="StarMath 5.0">sum from{n n^%prime k} 
{{
%theta(%varepsilon_{"F"}-%varepsilon^(1)_{n k}) 
%theta(%varepsilon^(2)_{n^%prime k}-%varepsilon_{"F"}) 
}
over{%varepsilon^(2)_{n^%prime k}-%varepsilon^(1)_{n k}}}
X_{n n^%prime k}</annotation>
  </semantics>
</math>
</file>

<file path=Object 7/content.xml><?xml version="1.0" encoding="utf-8"?>
<math xmlns="http://www.w3.org/1998/Math/MathML">
  <semantics>
    <mrow>
      <mrow>
        <munder>
          <mo stretchy="false">∑</mo>
          <mrow>
            <mi mathvariant="normal">n</mi>
            <msup>
              <mi mathvariant="normal">n</mi>
              <mo stretchy="false">′</mo>
            </msup>
            <mi mathvariant="normal">k</mi>
          </mrow>
        </munder>
        <mo stretchy="false">µ</mo>
      </mrow>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sup>
                  <mi mathvariant="normal">n</mi>
                  <mo stretchy="false">′</mo>
                </msup>
                <mi mathvariant="normal">k</mi>
              </mrow>
              <mrow>
                <mo stretchy="false">(</mo>
                <mrow>
                  <mn>2</mn>
                </mrow>
                <mo stretchy="false">)</mo>
              </mrow>
            </msubsup>
            <mo stretchy="false">−</mo>
            <msub>
              <mo stretchy="false">"</mo>
              <mrow>
                <mtext>F</mtext>
              </mrow>
            </msub>
          </mrow>
        </mrow>
        <mo stretchy="false">)</mo>
      </mrow>
      <mo stretchy="false">±</mo>
      <mrow>
        <mo stretchy="false">(</mo>
        <mrow>
          <mrow>
            <mrow>
              <msubsup>
                <mo stretchy="false">"</mo>
                <mrow>
                  <msup>
                    <mi mathvariant="normal">n</mi>
                    <mo stretchy="false">′</mo>
                  </msup>
                  <mi mathvariant="normal">k</mi>
                </mrow>
                <mrow>
                  <mo stretchy="false">(</mo>
                  <mrow>
                    <mn>2</mn>
                  </mrow>
                  <mo stretchy="false">)</mo>
                </mrow>
              </msubsup>
              <mo stretchy="false">−</mo>
              <msubsup>
                <mo stretchy="false">"</mo>
                <mrow>
                  <mi mathvariant="normal">n</mi>
                  <mi mathvariant="normal">k</mi>
                </mrow>
                <mrow>
                  <mo stretchy="false">(</mo>
                  <mrow>
                    <mn>1</mn>
                  </mrow>
                  <mo stretchy="false">)</mo>
                </mrow>
              </msubsup>
            </mrow>
            <mo stretchy="false">−</mo>
            <mo stretchy="false">!</mo>
          </mrow>
        </mrow>
        <mo stretchy="false">)</mo>
      </mrow>
      <msub>
        <mi mathvariant="normal">X</mi>
        <mrow>
          <mi mathvariant="normal">n</mi>
          <msup>
            <mi mathvariant="normal">n</mi>
            <mo stretchy="false">′</mo>
          </msup>
          <mi mathvariant="normal">k</mi>
        </mrow>
      </msub>
      <mrow>
        <mo stretchy="false">(</mo>
        <mrow>
          <mo stretchy="false">!</mo>
        </mrow>
        <mo stretchy="false">)</mo>
      </mrow>
    </mrow>
    <annotation encoding="StarMath 5.0">sum from{n n^%prime k} 
%theta(%varepsilon_{"F"}-%varepsilon^(1)_{n k}) 
%theta(%varepsilon^(2)_{n^%prime k}-%varepsilon_{"F"}) 
%delta(%varepsilon^(2)_{n^%prime k}-%varepsilon^(1)_{n k}-%omega)
X_{n n^%prime k}(%omega)</annotation>
  </semantics>
</math>
</file>

<file path=Object 8/content.xml><?xml version="1.0" encoding="utf-8"?>
<math xmlns="http://www.w3.org/1998/Math/MathML">
  <semantics>
    <mrow>
      <mrow>
        <munder>
          <mo stretchy="false">∑</mo>
          <mrow>
            <mi mathvariant="normal">n</mi>
            <msup>
              <mi mathvariant="normal">n</mi>
              <mo stretchy="false">′</mo>
            </msup>
            <mi mathvariant="normal">k</mi>
          </mrow>
        </munder>
        <mrow>
          <mfrac>
            <mrow>
              <mo stretchy="false">µ</mo>
              <mrow>
                <mo stretchy="false">(</mo>
                <mrow>
                  <mrow>
                    <msub>
                      <mo stretchy="false">"</mo>
                      <mrow>
                        <mtext>F</mtext>
                      </mrow>
                    </msub>
                    <mo stretchy="false">−</mo>
                    <msubsup>
                      <mo stretchy="false">"</mo>
                      <mrow>
                        <mi mathvariant="normal">n</mi>
                        <mi mathvariant="normal">k</mi>
                      </mrow>
                      <mrow>
                        <mo stretchy="false">(</mo>
                        <mrow>
                          <mn>1</mn>
                        </mrow>
                        <mo stretchy="false">)</mo>
                      </mrow>
                    </msubsup>
                  </mrow>
                </mrow>
                <mo stretchy="false">)</mo>
              </mrow>
              <mo stretchy="false">µ</mo>
              <mrow>
                <mo stretchy="false">(</mo>
                <mrow>
                  <mrow>
                    <msubsup>
                      <mo stretchy="false">"</mo>
                      <mrow>
                        <msup>
                          <mi mathvariant="normal">n</mi>
                          <mo stretchy="false">′</mo>
                        </msup>
                        <mi mathvariant="normal">k</mi>
                      </mrow>
                      <mrow>
                        <mo stretchy="false">(</mo>
                        <mrow>
                          <mn>2</mn>
                        </mrow>
                        <mo stretchy="false">)</mo>
                      </mrow>
                    </msubsup>
                    <mo stretchy="false">−</mo>
                    <msub>
                      <mo stretchy="false">"</mo>
                      <mrow>
                        <mtext>F</mtext>
                      </mrow>
                    </msub>
                  </mrow>
                </mrow>
                <mo stretchy="false">)</mo>
              </mrow>
            </mrow>
            <mrow>
              <mrow>
                <mrow>
                  <msubsup>
                    <mo stretchy="false">"</mo>
                    <mrow>
                      <msup>
                        <mi mathvariant="normal">n</mi>
                        <mo stretchy="false">′</mo>
                      </msup>
                      <mi mathvariant="normal">k</mi>
                    </mrow>
                    <mrow>
                      <mo stretchy="false">(</mo>
                      <mrow>
                        <mn>2</mn>
                      </mrow>
                      <mo stretchy="false">)</mo>
                    </mrow>
                  </msubsup>
                  <mo stretchy="false">−</mo>
                  <msubsup>
                    <mo stretchy="false">"</mo>
                    <mrow>
                      <mi mathvariant="normal">n</mi>
                      <mi mathvariant="normal">k</mi>
                    </mrow>
                    <mrow>
                      <mo stretchy="false">(</mo>
                      <mrow>
                        <mn>1</mn>
                      </mrow>
                      <mo stretchy="false">)</mo>
                    </mrow>
                  </msubsup>
                </mrow>
                <mo stretchy="false">+</mo>
                <mi mathvariant="normal">i</mi>
              </mrow>
              <mo stretchy="false">!</mo>
            </mrow>
          </mfrac>
        </mrow>
      </mrow>
      <msub>
        <mi mathvariant="normal">X</mi>
        <mrow>
          <mi mathvariant="normal">n</mi>
          <msup>
            <mi mathvariant="normal">n</mi>
            <mo stretchy="false">′</mo>
          </msup>
          <mi mathvariant="normal">k</mi>
        </mrow>
      </msub>
    </mrow>
    <annotation encoding="StarMath 5.0">sum from{n n^%prime k} 
{{
%theta(%varepsilon_{"F"}-%varepsilon^(1)_{n k}) 
%theta(%varepsilon^(2)_{n^%prime k}-%varepsilon_{"F"}) 
}
over{%varepsilon^(2)_{n^%prime k}-%varepsilon^(1)_{n k}+i%omega}}
X_{n n^%prime k}</annotation>
  </semantics>
</math>
</file>

<file path=Object 9/content.xml><?xml version="1.0" encoding="utf-8"?>
<math xmlns="http://www.w3.org/1998/Math/MathML">
  <semantics>
    <mrow>
      <mrow>
        <munder>
          <mo stretchy="false">∑</mo>
          <mrow>
            <mi mathvariant="normal">n</mi>
            <mi mathvariant="normal">n</mi>
            <mi mathvariant="normal">'</mi>
            <mi mathvariant="normal">k</mi>
          </mrow>
        </munder>
        <mi mathvariant="normal">F</mi>
      </mrow>
      <mrow>
        <mo stretchy="false">(</mo>
        <mrow>
          <msub>
            <mo stretchy="false">"</mo>
            <mrow>
              <mi mathvariant="normal">n</mi>
              <mi mathvariant="normal">k</mi>
            </mrow>
          </msub>
          <mtext>,</mtext>
          <msub>
            <mo stretchy="false">"</mo>
            <mrow>
              <msup>
                <mi mathvariant="normal">n</mi>
                <mo stretchy="false">′</mo>
              </msup>
              <mrow>
                <mi mathvariant="normal">k</mi>
                <mo stretchy="false">+</mo>
                <mi mathvariant="normal">q</mi>
              </mrow>
            </mrow>
          </msub>
        </mrow>
        <mo stretchy="false">)</mo>
      </mrow>
      <mrow>
        <msub>
          <mi mathvariant="normal">X</mi>
          <mrow>
            <mi mathvariant="normal">n</mi>
            <msup>
              <mi mathvariant="normal">n</mi>
              <mo stretchy="false">′</mo>
            </msup>
            <mi mathvariant="normal">k</mi>
          </mrow>
        </msub>
        <mo stretchy="false">≡</mo>
        <mrow>
          <munder>
            <mo stretchy="false">∑</mo>
            <mrow>
              <mi mathvariant="normal">n</mi>
              <mi mathvariant="normal">n</mi>
              <mi mathvariant="normal">'</mi>
              <mi mathvariant="normal">k</mi>
            </mrow>
          </munder>
          <msub>
            <mi mathvariant="normal">w</mi>
            <mrow>
              <mi mathvariant="normal">n</mi>
              <msup>
                <mi mathvariant="normal">n</mi>
                <mo stretchy="false">′</mo>
              </msup>
              <mi mathvariant="normal">k</mi>
            </mrow>
          </msub>
        </mrow>
      </mrow>
      <msub>
        <mi mathvariant="normal">X</mi>
        <mrow>
          <mi mathvariant="normal">n</mi>
          <msup>
            <mi mathvariant="normal">n</mi>
            <mo stretchy="false">′</mo>
          </msup>
          <mi mathvariant="normal">k</mi>
        </mrow>
      </msub>
    </mrow>
    <annotation encoding="StarMath 5.0">sum from{n n' k} F(%varepsilon_{n k}"," %varepsilon_{n^%prime k+q})
X_{n n^%prime k}
equiv
sum from{n n' k} w_{n n^%prime k}
X_{n n^%prime k}</annotation>
  </semantics>
</math>
</file>